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8858984" calcext:value-type="float">
            <text:p>38.965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91477968" calcext:value-type="float">
            <text:p>38.6491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07" calcext:value-type="float">
            <text:p>39.04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901" calcext:value-type="float">
            <text:p>39.212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09038984" calcext:value-type="float">
            <text:p>39.490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13488984" calcext:value-type="float">
            <text:p>39.2413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7082" calcext:value-type="float">
            <text:p>39.13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635" calcext:value-type="float">
            <text:p>39.3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4425" calcext:value-type="float">
            <text:p>39.21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35948984" calcext:value-type="float">
            <text:p>38.9235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2643" calcext:value-type="float">
            <text:p>38.672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762" calcext:value-type="float">
            <text:p>38.4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0223" calcext:value-type="float">
            <text:p>38.360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63058984" calcext:value-type="float">
            <text:p>38.516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57218984" calcext:value-type="float">
            <text:p>38.4157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34727968" calcext:value-type="float">
            <text:p>38.9634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6168984" calcext:value-type="float">
            <text:p>39.0996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8042" calcext:value-type="float">
            <text:p>39.19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26167968" calcext:value-type="float">
            <text:p>38.9726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0169" calcext:value-type="float">
            <text:p>38.690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07407968" calcext:value-type="float">
            <text:p>38.4407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96308984" calcext:value-type="float">
            <text:p>38.449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98157968" calcext:value-type="float">
            <text:p>38.6598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19137968" calcext:value-type="float">
            <text:p>38.6819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74148984" calcext:value-type="float">
            <text:p>39.0074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14937968" calcext:value-type="float">
            <text:p>39.1314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75138984" calcext:value-type="float">
            <text:p>39.0375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11508984" calcext:value-type="float">
            <text:p>39.1811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106" calcext:value-type="float">
            <text:p>38.9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6577968" calcext:value-type="float">
            <text:p>38.9196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6817968" calcext:value-type="float">
            <text:p>38.7306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4088984" calcext:value-type="float">
            <text:p>38.5784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485" calcext:value-type="float">
            <text:p>38.55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7738984" calcext:value-type="float">
            <text:p>38.4507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63748984" calcext:value-type="float">
            <text:p>38.3063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8488984" calcext:value-type="float">
            <text:p>38.2888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76527968" calcext:value-type="float">
            <text:p>38.117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28068984" calcext:value-type="float">
            <text:p>37.9528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85927968" calcext:value-type="float">
            <text:p>38.0185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5389968" calcext:value-type="float">
            <text:p>37.74053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04477968" calcext:value-type="float">
            <text:p>37.6204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13927968" calcext:value-type="float">
            <text:p>37.5613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453" calcext:value-type="float">
            <text:p>37.533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0918984" calcext:value-type="float">
            <text:p>37.5660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03387968" calcext:value-type="float">
            <text:p>37.5103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4307968" calcext:value-type="float">
            <text:p>37.4844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8871" calcext:value-type="float">
            <text:p>37.448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92288984" calcext:value-type="float">
            <text:p>37.5192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47277968" calcext:value-type="float">
            <text:p>37.5747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22818984" calcext:value-type="float">
            <text:p>37.5622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65668984" calcext:value-type="float">
            <text:p>37.5565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7362" calcext:value-type="float">
            <text:p>37.567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786" calcext:value-type="float">
            <text:p>37.530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994" calcext:value-type="float">
            <text:p>37.61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5254" calcext:value-type="float">
            <text:p>37.465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4868" calcext:value-type="float">
            <text:p>37.42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9447968" calcext:value-type="float">
            <text:p>37.4059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94727968" calcext:value-type="float">
            <text:p>37.4394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8386" calcext:value-type="float">
            <text:p>37.378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33817968" calcext:value-type="float">
            <text:p>37.4733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8517968" calcext:value-type="float">
            <text:p>37.4238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6037968" calcext:value-type="float">
            <text:p>37.3446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0375" calcext:value-type="float">
            <text:p>37.29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9796" calcext:value-type="float">
            <text:p>37.22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275" calcext:value-type="float">
            <text:p>37.2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12537968" calcext:value-type="float">
            <text:p>37.211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7317968" calcext:value-type="float">
            <text:p>37.2257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60418984" calcext:value-type="float">
            <text:p>37.166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4932" calcext:value-type="float">
            <text:p>37.17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59528984" calcext:value-type="float">
            <text:p>37.2159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798" calcext:value-type="float">
            <text:p>37.17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25847968" calcext:value-type="float">
            <text:p>37.1925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43348984" calcext:value-type="float">
            <text:p>37.2243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0365" calcext:value-type="float">
            <text:p>37.21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26078984" calcext:value-type="float">
            <text:p>37.1226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1318984" calcext:value-type="float">
            <text:p>37.1241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57598984" calcext:value-type="float">
            <text:p>37.1957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764704" calcext:value-type="float">
            <text:p>37.287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86957968" calcext:value-type="float">
            <text:p>37.3186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52567968" calcext:value-type="float">
            <text:p>37.2352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50637968" calcext:value-type="float">
            <text:p>37.2150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0998984" calcext:value-type="float">
            <text:p>37.2490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80558984" calcext:value-type="float">
            <text:p>37.2780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00498984" calcext:value-type="float">
            <text:p>37.230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71898984" calcext:value-type="float">
            <text:p>37.2071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9796" calcext:value-type="float">
            <text:p>37.22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03037968" calcext:value-type="float">
            <text:p>37.2303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5699" calcext:value-type="float">
            <text:p>37.215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05198984" calcext:value-type="float">
            <text:p>37.1805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76267968" calcext:value-type="float">
            <text:p>37.1476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85767968" calcext:value-type="float">
            <text:p>37.1285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70858984" calcext:value-type="float">
            <text:p>37.1370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5402" calcext:value-type="float">
            <text:p>37.125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65218984" calcext:value-type="float">
            <text:p>37.1965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42027968" calcext:value-type="float">
            <text:p>37.1842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00167968" calcext:value-type="float">
            <text:p>37.2200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94427968" calcext:value-type="float">
            <text:p>37.1994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55618984" calcext:value-type="float">
            <text:p>37.1355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84827968" calcext:value-type="float">
            <text:p>37.1384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07787968" calcext:value-type="float">
            <text:p>37.2207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8088984" calcext:value-type="float">
            <text:p>37.2068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7217968" calcext:value-type="float">
            <text:p>37.1457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0543" calcext:value-type="float">
            <text:p>37.110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7213" calcext:value-type="float">
            <text:p>37.137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66998984" calcext:value-type="float">
            <text:p>37.0966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98518984" calcext:value-type="float">
            <text:p>37.1698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115" calcext:value-type="float">
            <text:p>37.11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87878984" calcext:value-type="float">
            <text:p>37.038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7955" calcext:value-type="float">
            <text:p>36.977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27527968" calcext:value-type="float">
            <text:p>37.0127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8633" calcext:value-type="float">
            <text:p>37.068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87497968" calcext:value-type="float">
            <text:p>36.988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1478" calcext:value-type="float">
            <text:p>36.971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5107968" calcext:value-type="float">
            <text:p>36.9815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05838984" calcext:value-type="float">
            <text:p>36.9305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339" calcext:value-type="float">
            <text:p>37.002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107" calcext:value-type="float">
            <text:p>37.051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9447968" calcext:value-type="float">
            <text:p>37.0249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6458984" calcext:value-type="float">
            <text:p>37.0456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41118984" calcext:value-type="float">
            <text:p>36.9641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1217968" calcext:value-type="float">
            <text:p>36.9171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79168984" calcext:value-type="float">
            <text:p>36.9279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525" calcext:value-type="float">
            <text:p>36.9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962" calcext:value-type="float">
            <text:p>37.033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2787968" calcext:value-type="float">
            <text:p>37.0302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48788984" calcext:value-type="float">
            <text:p>37.0048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68728984" calcext:value-type="float">
            <text:p>36.9568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9287968" calcext:value-type="float">
            <text:p>36.896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9317968" calcext:value-type="float">
            <text:p>36.9209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74318984" calcext:value-type="float">
            <text:p>36.8574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134" calcext:value-type="float">
            <text:p>36.886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33117968" calcext:value-type="float">
            <text:p>36.9133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37867968" calcext:value-type="float">
            <text:p>36.9037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3665" calcext:value-type="float">
            <text:p>36.943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8698984" calcext:value-type="float">
            <text:p>36.9328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035" calcext:value-type="float">
            <text:p>36.85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73047968" calcext:value-type="float">
            <text:p>36.8573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7742" calcext:value-type="float">
            <text:p>36.79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8088984" calcext:value-type="float">
            <text:p>36.8258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11197968" calcext:value-type="float">
            <text:p>36.9011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00988984" calcext:value-type="float">
            <text:p>36.8600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986" calcext:value-type="float">
            <text:p>36.844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8321" calcext:value-type="float">
            <text:p>36.858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7277" calcext:value-type="float">
            <text:p>36.887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4229" calcext:value-type="float">
            <text:p>36.884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91157968" calcext:value-type="float">
            <text:p>36.8691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461" calcext:value-type="float">
            <text:p>36.8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05788984" calcext:value-type="float">
            <text:p>36.890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8801" calcext:value-type="float">
            <text:p>36.888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86407968" calcext:value-type="float">
            <text:p>36.8786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81938984" calcext:value-type="float">
            <text:p>36.8581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24507968" calcext:value-type="float">
            <text:p>36.8824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4318" calcext:value-type="float">
            <text:p>36.834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8538984" calcext:value-type="float">
            <text:p>36.8048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25497968" calcext:value-type="float">
            <text:p>36.9125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47798984" calcext:value-type="float">
            <text:p>36.9747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271" calcext:value-type="float">
            <text:p>36.92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4506" calcext:value-type="float">
            <text:p>36.814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17118984" calcext:value-type="float">
            <text:p>36.8117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6218984" calcext:value-type="float">
            <text:p>36.853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3417968" calcext:value-type="float">
            <text:p>36.7723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48157968" calcext:value-type="float">
            <text:p>36.7548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0117" calcext:value-type="float">
            <text:p>36.750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594" calcext:value-type="float">
            <text:p>36.756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5688984" calcext:value-type="float">
            <text:p>36.810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26237968" calcext:value-type="float">
            <text:p>36.742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778" calcext:value-type="float">
            <text:p>36.704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7747968" calcext:value-type="float">
            <text:p>36.8077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42567968" calcext:value-type="float">
            <text:p>36.8542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31518984" calcext:value-type="float">
            <text:p>36.9031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2601" calcext:value-type="float">
            <text:p>36.812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8568984" calcext:value-type="float">
            <text:p>36.8288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340128" calcext:value-type="float">
            <text:p>36.723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21337968" calcext:value-type="float">
            <text:p>36.632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2278984" calcext:value-type="float">
            <text:p>36.7492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8029" calcext:value-type="float">
            <text:p>36.808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83437968" calcext:value-type="float">
            <text:p>36.7883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9637968" calcext:value-type="float">
            <text:p>36.7959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7074" calcext:value-type="float">
            <text:p>36.787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21868984" calcext:value-type="float">
            <text:p>36.8021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20828984" calcext:value-type="float">
            <text:p>36.7320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3327968" calcext:value-type="float">
            <text:p>36.7003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56998984" calcext:value-type="float">
            <text:p>36.7156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71298984" calcext:value-type="float">
            <text:p>36.7271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9898984" calcext:value-type="float">
            <text:p>36.7499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9068" calcext:value-type="float">
            <text:p>36.73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5098984" calcext:value-type="float">
            <text:p>36.7195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70458984" calcext:value-type="float">
            <text:p>36.8170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35837968" calcext:value-type="float">
            <text:p>36.8035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685" calcext:value-type="float">
            <text:p>36.722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84608984" calcext:value-type="float">
            <text:p>36.7084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8117968" calcext:value-type="float">
            <text:p>36.7228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82397968" calcext:value-type="float">
            <text:p>36.7182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79577968" calcext:value-type="float">
            <text:p>36.7479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215" calcext:value-type="float">
            <text:p>36.77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874" calcext:value-type="float">
            <text:p>36.710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4387968" calcext:value-type="float">
            <text:p>36.7864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3738984" calcext:value-type="float">
            <text:p>36.7743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14857968" calcext:value-type="float">
            <text:p>36.7814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01547968" calcext:value-type="float">
            <text:p>36.8001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8058984" calcext:value-type="float">
            <text:p>36.8018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2808984" calcext:value-type="float">
            <text:p>36.7922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50368984" calcext:value-type="float">
            <text:p>36.7450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94208984" calcext:value-type="float">
            <text:p>36.7694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977" calcext:value-type="float">
            <text:p>36.772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62788984" calcext:value-type="float">
            <text:p>36.7762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594" calcext:value-type="float">
            <text:p>36.756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741" calcext:value-type="float">
            <text:p>36.789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701" calcext:value-type="float">
            <text:p>36.850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365" calcext:value-type="float">
            <text:p>36.8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12368984" calcext:value-type="float">
            <text:p>36.8212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32027968" calcext:value-type="float">
            <text:p>36.8032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48438984" calcext:value-type="float">
            <text:p>36.7248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39038984" calcext:value-type="float">
            <text:p>36.823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13358984" calcext:value-type="float">
            <text:p>36.8513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55268984" calcext:value-type="float">
            <text:p>36.8555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3487968" calcext:value-type="float">
            <text:p>36.8283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2888984" calcext:value-type="float">
            <text:p>36.8562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515" calcext:value-type="float">
            <text:p>36.88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4298984" calcext:value-type="float">
            <text:p>36.8414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6997968" calcext:value-type="float">
            <text:p>36.9696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0706" calcext:value-type="float">
            <text:p>36.890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2918984" calcext:value-type="float">
            <text:p>36.8802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4996" calcext:value-type="float">
            <text:p>36.92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49678984" calcext:value-type="float">
            <text:p>36.9549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86507968" calcext:value-type="float">
            <text:p>36.9586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46758984" calcext:value-type="float">
            <text:p>36.9046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3448984" calcext:value-type="float">
            <text:p>36.9233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43938984" calcext:value-type="float">
            <text:p>36.9343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95117968" calcext:value-type="float">
            <text:p>36.989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2287968" calcext:value-type="float">
            <text:p>37.0112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9766" calcext:value-type="float">
            <text:p>36.989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85008984" calcext:value-type="float">
            <text:p>37.0285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09467968" calcext:value-type="float">
            <text:p>37.0409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60827968" calcext:value-type="float">
            <text:p>36.9860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987" calcext:value-type="float">
            <text:p>37.05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49728984" calcext:value-type="float">
            <text:p>36.9949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866" calcext:value-type="float">
            <text:p>37.027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64178984" calcext:value-type="float">
            <text:p>37.1264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29888984" calcext:value-type="float">
            <text:p>37.122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60318984" calcext:value-type="float">
            <text:p>37.0860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54628984" calcext:value-type="float">
            <text:p>37.1054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493" calcext:value-type="float">
            <text:p>37.091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0897968" calcext:value-type="float">
            <text:p>37.0420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1688984" calcext:value-type="float">
            <text:p>37.039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12768984" calcext:value-type="float">
            <text:p>37.1412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30597968" calcext:value-type="float">
            <text:p>37.1830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04208984" calcext:value-type="float">
            <text:p>37.1504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13758984" calcext:value-type="float">
            <text:p>37.1713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1508" calcext:value-type="float">
            <text:p>37.21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3903" calcext:value-type="float">
            <text:p>37.323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41187968" calcext:value-type="float">
            <text:p>37.2741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64937968" calcext:value-type="float">
            <text:p>37.2264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32727968" calcext:value-type="float">
            <text:p>37.3632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86167968" calcext:value-type="float">
            <text:p>37.4486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5442" calcext:value-type="float">
            <text:p>37.445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10348984" calcext:value-type="float">
            <text:p>37.4910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998048" calcext:value-type="float">
            <text:p>37.699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3258984" calcext:value-type="float">
            <text:p>37.9143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17678984" calcext:value-type="float">
            <text:p>38.021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17678984" calcext:value-type="float">
            <text:p>38.021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4547968" calcext:value-type="float">
            <text:p>38.0574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1048984" calcext:value-type="float">
            <text:p>38.4321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9798" calcext:value-type="float">
            <text:p>38.76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251" calcext:value-type="float">
            <text:p>38.584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5937968" calcext:value-type="float">
            <text:p>38.788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32928984" calcext:value-type="float">
            <text:p>38.7932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25308984" calcext:value-type="float">
            <text:p>38.7925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54208984" calcext:value-type="float">
            <text:p>39.0554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31067968" calcext:value-type="float">
            <text:p>39.0831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18497968" calcext:value-type="float">
            <text:p>38.9318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28478984" calcext:value-type="float">
            <text:p>39.0428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8108984" calcext:value-type="float">
            <text:p>39.1278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9635" calcext:value-type="float">
            <text:p>38.98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97867968" calcext:value-type="float">
            <text:p>39.1897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9948984" calcext:value-type="float">
            <text:p>39.0759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6538984" calcext:value-type="float">
            <text:p>39.3956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02108984" calcext:value-type="float">
            <text:p>39.2802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44268984" calcext:value-type="float">
            <text:p>39.4844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1567968" calcext:value-type="float">
            <text:p>39.4831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2118984" calcext:value-type="float">
            <text:p>39.6692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059" calcext:value-type="float">
            <text:p>40.096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60848984" calcext:value-type="float">
            <text:p>39.7960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04607968" calcext:value-type="float">
            <text:p>40.0104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32498984" calcext:value-type="float">
            <text:p>39.9732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22158984" calcext:value-type="float">
            <text:p>40.0822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29478984" calcext:value-type="float">
            <text:p>39.8429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77687968" calcext:value-type="float">
            <text:p>39.8077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63687968" calcext:value-type="float">
            <text:p>40.0363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30418984" calcext:value-type="float">
            <text:p>39.833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4138984" calcext:value-type="float">
            <text:p>40.1424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53628984" calcext:value-type="float">
            <text:p>40.1153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0545" calcext:value-type="float">
            <text:p>42.46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3" calcext:value-type="float">
            <text:p>42.0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50477968" calcext:value-type="float">
            <text:p>40.1350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7077968" calcext:value-type="float">
            <text:p>39.7007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64527968" calcext:value-type="float">
            <text:p>39.9464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2125" calcext:value-type="float">
            <text:p>39.8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87518984" calcext:value-type="float">
            <text:p>39.7987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09238984" calcext:value-type="float">
            <text:p>39.6509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14928984" calcext:value-type="float">
            <text:p>39.6314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95878984" calcext:value-type="float">
            <text:p>39.6295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16118984" calcext:value-type="float">
            <text:p>39.8216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9317968" calcext:value-type="float">
            <text:p>39.5879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429" calcext:value-type="float">
            <text:p>39.627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88767968" calcext:value-type="float">
            <text:p>39.5288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8755" calcext:value-type="float">
            <text:p>39.56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23838984" calcext:value-type="float">
            <text:p>39.9023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05428984" calcext:value-type="float">
            <text:p>39.650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5559" calcext:value-type="float">
            <text:p>39.905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7958984" calcext:value-type="float">
            <text:p>39.7697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0873" calcext:value-type="float">
            <text:p>39.750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62397968" calcext:value-type="float">
            <text:p>39.7662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79008984" calcext:value-type="float">
            <text:p>39.8479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37167968" calcext:value-type="float">
            <text:p>40.1537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37168984" calcext:value-type="float">
            <text:p>41.4237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6757968" calcext:value-type="float">
            <text:p>42.492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79088984" calcext:value-type="float">
            <text:p>42.1979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03918984" calcext:value-type="float">
            <text:p>41.4903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93467968" calcext:value-type="float">
            <text:p>39.479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57878984" calcext:value-type="float">
            <text:p>39.705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19597968" calcext:value-type="float">
            <text:p>39.811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2956" calcext:value-type="float">
            <text:p>39.6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5618" calcext:value-type="float">
            <text:p>39.615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7295" calcext:value-type="float">
            <text:p>39.317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7394" calcext:value-type="float">
            <text:p>39.34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30477968" calcext:value-type="float">
            <text:p>39.3730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0948984" calcext:value-type="float">
            <text:p>39.1140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7587968" calcext:value-type="float">
            <text:p>38.9657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7463" calcext:value-type="float">
            <text:p>39.137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0021" calcext:value-type="float">
            <text:p>39.030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64567968" calcext:value-type="float">
            <text:p>39.2164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818" calcext:value-type="float">
            <text:p>39.31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14247968" calcext:value-type="float">
            <text:p>39.3414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30377968" calcext:value-type="float">
            <text:p>39.2930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7983" calcext:value-type="float">
            <text:p>39.487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19078984" calcext:value-type="float">
            <text:p>39.141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64998984" calcext:value-type="float">
            <text:p>39.3064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6919" calcext:value-type="float">
            <text:p>39.356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48587968" calcext:value-type="float">
            <text:p>39.3848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91" calcext:value-type="float">
            <text:p>40.04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38127968" calcext:value-type="float">
            <text:p>41.683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5433" calcext:value-type="float">
            <text:p>41.945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3343" calcext:value-type="float">
            <text:p>40.463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48192" calcext:value-type="float">
            <text:p>39.456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03248984" calcext:value-type="float">
            <text:p>39.4303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2238" calcext:value-type="float">
            <text:p>39.24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81178984" calcext:value-type="float">
            <text:p>39.2981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91018984" calcext:value-type="float">
            <text:p>38.7891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85197968" calcext:value-type="float">
            <text:p>38.9585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2257" calcext:value-type="float">
            <text:p>38.632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6968984" calcext:value-type="float">
            <text:p>38.9776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79457968" calcext:value-type="float">
            <text:p>38.9379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3519" calcext:value-type="float">
            <text:p>38.823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09428984" calcext:value-type="float">
            <text:p>39.0409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2213" calcext:value-type="float">
            <text:p>39.042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90297968" calcext:value-type="float">
            <text:p>39.229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8568984" calcext:value-type="float">
            <text:p>39.1148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7507968" calcext:value-type="float">
            <text:p>39.2827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0521" calcext:value-type="float">
            <text:p>39.220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978" calcext:value-type="float">
            <text:p>39.06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7957968" calcext:value-type="float">
            <text:p>38.8807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52537968" calcext:value-type="float">
            <text:p>38.735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93557968" calcext:value-type="float">
            <text:p>38.7893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5478" calcext:value-type="float">
            <text:p>38.49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386" calcext:value-type="float">
            <text:p>38.5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2657968" calcext:value-type="float">
            <text:p>38.4502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4858984" calcext:value-type="float">
            <text:p>38.4324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2358984" calcext:value-type="float">
            <text:p>38.7182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78498984" calcext:value-type="float">
            <text:p>38.677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79307968" calcext:value-type="float">
            <text:p>38.8179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09117968" calcext:value-type="float">
            <text:p>40.5709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5442" calcext:value-type="float">
            <text:p>41.255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1434" calcext:value-type="float">
            <text:p>41.19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44768984" calcext:value-type="float">
            <text:p>39.884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96967968" calcext:value-type="float">
            <text:p>38.4696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28187968" calcext:value-type="float">
            <text:p>38.3028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6863" calcext:value-type="float">
            <text:p>38.14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8357968" calcext:value-type="float">
            <text:p>38.0578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4854" calcext:value-type="float">
            <text:p>38.074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41197968" calcext:value-type="float">
            <text:p>38.0441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38658984" calcext:value-type="float">
            <text:p>38.0438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90677968" calcext:value-type="float">
            <text:p>38.0090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517" calcext:value-type="float">
            <text:p>38.04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61268984" calcext:value-type="float">
            <text:p>37.8461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43058984" calcext:value-type="float">
            <text:p>37.754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60178984" calcext:value-type="float">
            <text:p>37.7360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4537" calcext:value-type="float">
            <text:p>37.824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45038984" calcext:value-type="float">
            <text:p>37.8145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4245" calcext:value-type="float">
            <text:p>37.774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55247968" calcext:value-type="float">
            <text:p>37.8555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53467968" calcext:value-type="float">
            <text:p>37.955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3221" calcext:value-type="float">
            <text:p>37.963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59947968" calcext:value-type="float">
            <text:p>37.8059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80218984" calcext:value-type="float">
            <text:p>37.7680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07497968" calcext:value-type="float">
            <text:p>37.750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25607968" calcext:value-type="float">
            <text:p>37.7625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71227968" calcext:value-type="float">
            <text:p>37.6871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5279" calcext:value-type="float">
            <text:p>37.665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23527968" calcext:value-type="float">
            <text:p>37.6223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3848984" calcext:value-type="float">
            <text:p>37.6243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98737968" calcext:value-type="float">
            <text:p>37.5998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4728984" calcext:value-type="float">
            <text:p>37.5664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08518984" calcext:value-type="float">
            <text:p>37.5508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02828984" calcext:value-type="float">
            <text:p>37.5702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1987968" calcext:value-type="float">
            <text:p>37.5331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4601" calcext:value-type="float">
            <text:p>37.574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98687968" calcext:value-type="float">
            <text:p>37.5598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5267968" calcext:value-type="float">
            <text:p>37.4905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77657968" calcext:value-type="float">
            <text:p>37.4977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66608984" calcext:value-type="float">
            <text:p>37.5466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6058984" calcext:value-type="float">
            <text:p>37.4876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98587968" calcext:value-type="float">
            <text:p>37.4798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39888984" calcext:value-type="float">
            <text:p>37.503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8396" calcext:value-type="float">
            <text:p>37.45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387" calcext:value-type="float">
            <text:p>37.386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8297" calcext:value-type="float">
            <text:p>37.428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4398" calcext:value-type="float">
            <text:p>37.474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75677968" calcext:value-type="float">
            <text:p>37.4375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45097968" calcext:value-type="float">
            <text:p>37.3545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2953" calcext:value-type="float">
            <text:p>37.342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8188" calcext:value-type="float">
            <text:p>37.31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3498984" calcext:value-type="float">
            <text:p>37.3443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30138984" calcext:value-type="float">
            <text:p>37.3230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0767968" calcext:value-type="float">
            <text:p>37.3190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6798984" calcext:value-type="float">
            <text:p>37.3176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15788984" calcext:value-type="float">
            <text:p>37.271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62217968" calcext:value-type="float">
            <text:p>37.3362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5107968" calcext:value-type="float">
            <text:p>37.3625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15788984" calcext:value-type="float">
            <text:p>37.271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0038984" calcext:value-type="float">
            <text:p>37.2430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26228984" calcext:value-type="float">
            <text:p>37.2426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6337968" calcext:value-type="float">
            <text:p>37.203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254432" calcext:value-type="float">
            <text:p>37.212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6218984" calcext:value-type="float">
            <text:p>37.234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67248984" calcext:value-type="float">
            <text:p>37.2967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4867968" calcext:value-type="float">
            <text:p>37.1704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56558984" calcext:value-type="float">
            <text:p>37.1256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01388984" calcext:value-type="float">
            <text:p>37.1801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08018984" calcext:value-type="float">
            <text:p>37.1508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6159" calcext:value-type="float">
            <text:p>37.086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2678984" calcext:value-type="float">
            <text:p>37.0692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6058984" calcext:value-type="float">
            <text:p>37.1066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978" calcext:value-type="float">
            <text:p>37.161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741" calcext:value-type="float">
            <text:p>37.170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1368984" calcext:value-type="float">
            <text:p>37.1641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05807968" calcext:value-type="float">
            <text:p>37.1605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34688984" calcext:value-type="float">
            <text:p>37.1534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6357" calcext:value-type="float">
            <text:p>37.146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115" calcext:value-type="float">
            <text:p>37.11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7818984" calcext:value-type="float">
            <text:p>36.9907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51277968" calcext:value-type="float">
            <text:p>36.9651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11397968" calcext:value-type="float">
            <text:p>37.061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47567968" calcext:value-type="float">
            <text:p>37.0447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3018984" calcext:value-type="float">
            <text:p>36.9603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7851" calcext:value-type="float">
            <text:p>36.907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98827968" calcext:value-type="float">
            <text:p>36.9098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50618984" calcext:value-type="float">
            <text:p>36.9450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8915" calcext:value-type="float">
            <text:p>37.03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97428984" calcext:value-type="float">
            <text:p>37.0597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1238984" calcext:value-type="float">
            <text:p>37.0601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75458984" calcext:value-type="float">
            <text:p>37.0075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379" calcext:value-type="float">
            <text:p>36.9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86788984" calcext:value-type="float">
            <text:p>36.9286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5587968" calcext:value-type="float">
            <text:p>36.9845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3764" calcext:value-type="float">
            <text:p>36.97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31237968" calcext:value-type="float">
            <text:p>36.9331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3289" calcext:value-type="float">
            <text:p>36.983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96288984" calcext:value-type="float">
            <text:p>36.9096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05788984" calcext:value-type="float">
            <text:p>36.890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9098984" calcext:value-type="float">
            <text:p>36.8719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363" calcext:value-type="float">
            <text:p>36.813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99208984" calcext:value-type="float">
            <text:p>36.9599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5957968" calcext:value-type="float">
            <text:p>36.8995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86638984" calcext:value-type="float">
            <text:p>36.8086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8687" calcext:value-type="float">
            <text:p>36.738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13867968" calcext:value-type="float">
            <text:p>36.7513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77647968" calcext:value-type="float">
            <text:p>36.7277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90117968" calcext:value-type="float">
            <text:p>36.7990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4668984" calcext:value-type="float">
            <text:p>36.7564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97078984" calcext:value-type="float">
            <text:p>36.779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0508" calcext:value-type="float">
            <text:p>36.83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39038984" calcext:value-type="float">
            <text:p>36.823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749" calcext:value-type="float">
            <text:p>36.853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14857968" calcext:value-type="float">
            <text:p>36.7814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7468984" calcext:value-type="float">
            <text:p>36.7107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05257968" calcext:value-type="float">
            <text:p>36.7205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49937968" calcext:value-type="float">
            <text:p>36.6549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458" calcext:value-type="float">
            <text:p>36.64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91897968" calcext:value-type="float">
            <text:p>36.699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60477968" calcext:value-type="float">
            <text:p>36.7060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26518984" calcext:value-type="float">
            <text:p>36.7126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93268984" calcext:value-type="float">
            <text:p>36.7793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174" calcext:value-type="float">
            <text:p>36.82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3739" calcext:value-type="float">
            <text:p>36.773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28217968" calcext:value-type="float">
            <text:p>36.8028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2502" calcext:value-type="float">
            <text:p>36.782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50418984" calcext:value-type="float">
            <text:p>36.785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2328984" calcext:value-type="float">
            <text:p>36.7892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107" calcext:value-type="float">
            <text:p>36.670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206" calcext:value-type="float">
            <text:p>36.700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42748984" calcext:value-type="float">
            <text:p>36.7442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76048984" calcext:value-type="float">
            <text:p>36.7176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15038984" calcext:value-type="float">
            <text:p>36.6715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40487968" calcext:value-type="float">
            <text:p>36.7140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39597968" calcext:value-type="float">
            <text:p>36.763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51408984" calcext:value-type="float">
            <text:p>36.8151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10157968" calcext:value-type="float">
            <text:p>36.8310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20597968" calcext:value-type="float">
            <text:p>36.8020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90117968" calcext:value-type="float">
            <text:p>36.7990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0868984" calcext:value-type="float">
            <text:p>36.7640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04736" calcext:value-type="float">
            <text:p>36.772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47598984" calcext:value-type="float">
            <text:p>36.8147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9726" calcext:value-type="float">
            <text:p>36.669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7529" calcext:value-type="float">
            <text:p>36.617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05207968" calcext:value-type="float">
            <text:p>36.6805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0788984" calcext:value-type="float">
            <text:p>36.7000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94208984" calcext:value-type="float">
            <text:p>36.7694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15847968" calcext:value-type="float">
            <text:p>36.8115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3457" calcext:value-type="float">
            <text:p>36.803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10288984" calcext:value-type="float">
            <text:p>36.6810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403" calcext:value-type="float">
            <text:p>36.752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4417968" calcext:value-type="float">
            <text:p>36.8104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9642" calcext:value-type="float">
            <text:p>36.759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37058984" calcext:value-type="float">
            <text:p>36.7637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596" calcext:value-type="float">
            <text:p>36.77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0023" calcext:value-type="float">
            <text:p>36.760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92987968" calcext:value-type="float">
            <text:p>36.8092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8568984" calcext:value-type="float">
            <text:p>36.8288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31927968" calcext:value-type="float">
            <text:p>36.7231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9948984" calcext:value-type="float">
            <text:p>36.7899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11378984" calcext:value-type="float">
            <text:p>36.7911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27508984" calcext:value-type="float">
            <text:p>36.7427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9929" calcext:value-type="float">
            <text:p>36.769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96797968" calcext:value-type="float">
            <text:p>36.8096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8498984" calcext:value-type="float">
            <text:p>36.772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4298984" calcext:value-type="float">
            <text:p>36.8414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98777968" calcext:value-type="float">
            <text:p>36.8698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20547968" calcext:value-type="float">
            <text:p>36.7620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6648984" calcext:value-type="float">
            <text:p>36.8166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9855" calcext:value-type="float">
            <text:p>36.93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87728984" calcext:value-type="float">
            <text:p>36.9187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1948" calcext:value-type="float">
            <text:p>36.92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9474" calcext:value-type="float">
            <text:p>36.93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6426" calcext:value-type="float">
            <text:p>36.936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9708984" calcext:value-type="float">
            <text:p>36.9789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4244" calcext:value-type="float">
            <text:p>37.00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7288984" calcext:value-type="float">
            <text:p>36.9477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4516" calcext:value-type="float">
            <text:p>36.89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175" calcext:value-type="float">
            <text:p>36.8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55318984" calcext:value-type="float">
            <text:p>36.8955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9287968" calcext:value-type="float">
            <text:p>36.896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5857" calcext:value-type="float">
            <text:p>36.955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30778984" calcext:value-type="float">
            <text:p>37.0730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7928984" calcext:value-type="float">
            <text:p>37.0787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46527968" calcext:value-type="float">
            <text:p>36.974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42058984" calcext:value-type="float">
            <text:p>36.9542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71317968" calcext:value-type="float">
            <text:p>36.9971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48838984" calcext:value-type="float">
            <text:p>37.0448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6988984" calcext:value-type="float">
            <text:p>37.0886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6538984" calcext:value-type="float">
            <text:p>37.1096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4817968" calcext:value-type="float">
            <text:p>37.1304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3601" calcext:value-type="float">
            <text:p>37.193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3407968" calcext:value-type="float">
            <text:p>37.1453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13758984" calcext:value-type="float">
            <text:p>37.1713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70627968" calcext:value-type="float">
            <text:p>37.2070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4185" calcext:value-type="float">
            <text:p>37.29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3978984" calcext:value-type="float">
            <text:p>37.3473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8569" calcext:value-type="float">
            <text:p>37.318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53557968" calcext:value-type="float">
            <text:p>37.2653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3903" calcext:value-type="float">
            <text:p>37.323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02578984" calcext:value-type="float">
            <text:p>37.3702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4002" calcext:value-type="float">
            <text:p>37.35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56527968" calcext:value-type="float">
            <text:p>37.355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6497968" calcext:value-type="float">
            <text:p>37.3316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41287968" calcext:value-type="float">
            <text:p>37.3541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6204" calcext:value-type="float">
            <text:p>37.44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6199" calcext:value-type="float">
            <text:p>37.406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83628984" calcext:value-type="float">
            <text:p>37.4483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82407968" calcext:value-type="float">
            <text:p>37.4882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1848984" calcext:value-type="float">
            <text:p>37.5481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1929" calcext:value-type="float">
            <text:p>37.531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1878984" calcext:value-type="float">
            <text:p>37.5721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47" calcext:value-type="float">
            <text:p>37.6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3181" calcext:value-type="float">
            <text:p>37.643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50578984" calcext:value-type="float">
            <text:p>37.6750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8307968" calcext:value-type="float">
            <text:p>37.636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77857968" calcext:value-type="float">
            <text:p>37.6577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41737968" calcext:value-type="float">
            <text:p>37.7141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7956" calcext:value-type="float">
            <text:p>37.74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31397968" calcext:value-type="float">
            <text:p>37.823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5111" calcext:value-type="float">
            <text:p>37.845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58398984" calcext:value-type="float">
            <text:p>37.8358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8169" calcext:value-type="float">
            <text:p>37.928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1034" calcext:value-type="float">
            <text:p>37.99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77367968" calcext:value-type="float">
            <text:p>38.0277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76477968" calcext:value-type="float">
            <text:p>38.0776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64338984" calcext:value-type="float">
            <text:p>38.0164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00227968" calcext:value-type="float">
            <text:p>38.030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8437968" calcext:value-type="float">
            <text:p>38.1218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8328984" calcext:value-type="float">
            <text:p>38.1608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3608984" calcext:value-type="float">
            <text:p>38.1943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49398984" calcext:value-type="float">
            <text:p>38.2549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37028984" calcext:value-type="float">
            <text:p>38.2637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7608984" calcext:value-type="float">
            <text:p>38.3467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18737968" calcext:value-type="float">
            <text:p>38.3618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41038984" calcext:value-type="float">
            <text:p>38.4241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933" calcext:value-type="float">
            <text:p>38.706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88198984" calcext:value-type="float">
            <text:p>38.8188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2367968" calcext:value-type="float">
            <text:p>38.9802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9018984" calcext:value-type="float">
            <text:p>39.0939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30227968" calcext:value-type="float">
            <text:p>39.173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35508984" calcext:value-type="float">
            <text:p>39.3335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26567968" calcext:value-type="float">
            <text:p>39.2926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8508984" calcext:value-type="float">
            <text:p>39.4478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1537968" calcext:value-type="float">
            <text:p>39.4591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88767968" calcext:value-type="float">
            <text:p>39.5288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90978984" calcext:value-type="float">
            <text:p>39.5190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131" calcext:value-type="float">
            <text:p>39.52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44287968" calcext:value-type="float">
            <text:p>39.7544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2017968" calcext:value-type="float">
            <text:p>39.8432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0897968" calcext:value-type="float">
            <text:p>41.2330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0253" calcext:value-type="float">
            <text:p>42.410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25358984" calcext:value-type="float">
            <text:p>42.6425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32318984" calcext:value-type="float">
            <text:p>41.3532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42957968" calcext:value-type="float">
            <text:p>40.2142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60377968" calcext:value-type="float">
            <text:p>40.4360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43157968" calcext:value-type="float">
            <text:p>40.3743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6089" calcext:value-type="float">
            <text:p>40.336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05847968" calcext:value-type="float">
            <text:p>40.2405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6517968" calcext:value-type="float">
            <text:p>40.3956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6037968" calcext:value-type="float">
            <text:p>40.3926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885" calcext:value-type="float">
            <text:p>40.60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0201" calcext:value-type="float">
            <text:p>40.470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22608984" calcext:value-type="float">
            <text:p>40.4422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26318984" calcext:value-type="float">
            <text:p>40.3626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52757968" calcext:value-type="float">
            <text:p>40.435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53847968" calcext:value-type="float">
            <text:p>40.5453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69908984" calcext:value-type="float">
            <text:p>40.1869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53038984" calcext:value-type="float">
            <text:p>40.4053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43438984" calcext:value-type="float">
            <text:p>40.3443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92228984" calcext:value-type="float">
            <text:p>40.5192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5018984" calcext:value-type="float">
            <text:p>40.4655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5857968" calcext:value-type="float">
            <text:p>40.6295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67457968" calcext:value-type="float">
            <text:p>40.7667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3457" calcext:value-type="float">
            <text:p>40.613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3567968" calcext:value-type="float">
            <text:p>41.0833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3768984" calcext:value-type="float">
            <text:p>40.9893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4586" calcext:value-type="float">
            <text:p>41.264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59547968" calcext:value-type="float">
            <text:p>41.2959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3537" calcext:value-type="float">
            <text:p>41.253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2627" calcext:value-type="float">
            <text:p>41.592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5239" calcext:value-type="float">
            <text:p>41.155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6707968" calcext:value-type="float">
            <text:p>41.6906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00848984" calcext:value-type="float">
            <text:p>41.3200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7382" calcext:value-type="float">
            <text:p>41.53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45728984" calcext:value-type="float">
            <text:p>41.4145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14137968" calcext:value-type="float">
            <text:p>42.3014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25837968" calcext:value-type="float">
            <text:p>44.0425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06518984" calcext:value-type="float">
            <text:p>43.5706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4678984" calcext:value-type="float">
            <text:p>43.6224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1162" calcext:value-type="float">
            <text:p>41.301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2408984" calcext:value-type="float">
            <text:p>41.4252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94418984" calcext:value-type="float">
            <text:p>41.5094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9242" calcext:value-type="float">
            <text:p>41.179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88728984" calcext:value-type="float">
            <text:p>41.5288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7877968" calcext:value-type="float">
            <text:p>41.1027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509" calcext:value-type="float">
            <text:p>41.791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71177968" calcext:value-type="float">
            <text:p>41.4571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3671" calcext:value-type="float">
            <text:p>41.563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4977968" calcext:value-type="float">
            <text:p>41.4494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88247968" calcext:value-type="float">
            <text:p>41.3988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18518984" calcext:value-type="float">
            <text:p>41.7418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20688984" calcext:value-type="float">
            <text:p>41.1920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7689" calcext:value-type="float">
            <text:p>41.707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0415" calcext:value-type="float">
            <text:p>41.42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9717968" calcext:value-type="float">
            <text:p>41.4319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1587968" calcext:value-type="float">
            <text:p>41.4041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44107968" calcext:value-type="float">
            <text:p>41.1344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79787968" calcext:value-type="float">
            <text:p>41.4879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7357" calcext:value-type="float">
            <text:p>41.337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6938984" calcext:value-type="float">
            <text:p>43.5256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9349" calcext:value-type="float">
            <text:p>43.559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9427968" calcext:value-type="float">
            <text:p>41.5809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2198984" calcext:value-type="float">
            <text:p>40.8762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46927968" calcext:value-type="float">
            <text:p>41.1046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5107968" calcext:value-type="float">
            <text:p>40.7915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94658984" calcext:value-type="float">
            <text:p>40.9394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30147968" calcext:value-type="float">
            <text:p>40.6330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06848" calcext:value-type="float">
            <text:p>41.071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3843" calcext:value-type="float">
            <text:p>40.653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23417968" calcext:value-type="float">
            <text:p>40.5823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25497968" calcext:value-type="float">
            <text:p>40.7225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6778984" calcext:value-type="float">
            <text:p>40.7306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31168984" calcext:value-type="float">
            <text:p>40.4331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7258984" calcext:value-type="float">
            <text:p>40.3527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9117" calcext:value-type="float">
            <text:p>40.179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85757968" calcext:value-type="float">
            <text:p>40.1685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6058984" calcext:value-type="float">
            <text:p>40.1546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42398984" calcext:value-type="float">
            <text:p>40.2742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5818984" calcext:value-type="float">
            <text:p>40.3435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4017968" calcext:value-type="float">
            <text:p>40.3004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80957968" calcext:value-type="float">
            <text:p>40.1380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818" calcext:value-type="float">
            <text:p>40.072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9958" calcext:value-type="float">
            <text:p>40.049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12608984" calcext:value-type="float">
            <text:p>40.0612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965" calcext:value-type="float">
            <text:p>40.10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0358984" calcext:value-type="float">
            <text:p>40.1660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547" calcext:value-type="float">
            <text:p>40.190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4372" calcext:value-type="float">
            <text:p>40.3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66498984" calcext:value-type="float">
            <text:p>40.5066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427" calcext:value-type="float">
            <text:p>40.373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1747968" calcext:value-type="float">
            <text:p>40.7701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837" calcext:value-type="float">
            <text:p>40.605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649" calcext:value-type="float">
            <text:p>40.49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853" calcext:value-type="float">
            <text:p>40.352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95657968" calcext:value-type="float">
            <text:p>40.4695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00688984" calcext:value-type="float">
            <text:p>40.4300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07318984" calcext:value-type="float">
            <text:p>40.4007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26237968" calcext:value-type="float">
            <text:p>40.552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08027968" calcext:value-type="float">
            <text:p>40.4608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4728984" calcext:value-type="float">
            <text:p>40.6144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1903" calcext:value-type="float">
            <text:p>40.371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33657968" calcext:value-type="float">
            <text:p>40.393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5987968" calcext:value-type="float">
            <text:p>40.3525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18317968" calcext:value-type="float">
            <text:p>40.3118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7107968" calcext:value-type="float">
            <text:p>40.4867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06128984" calcext:value-type="float">
            <text:p>40.2106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64827968" calcext:value-type="float">
            <text:p>40.1864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5505" calcext:value-type="float">
            <text:p>40.23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87278984" calcext:value-type="float">
            <text:p>40.3687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6538984" calcext:value-type="float">
            <text:p>40.5386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3145" calcext:value-type="float">
            <text:p>40.40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962" calcext:value-type="float">
            <text:p>40.462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86338984" calcext:value-type="float">
            <text:p>40.3786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601" calcext:value-type="float">
            <text:p>40.46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869" calcext:value-type="float">
            <text:p>40.480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50032" calcext:value-type="float">
            <text:p>40.9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37598984" calcext:value-type="float">
            <text:p>40.2437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55327968" calcext:value-type="float">
            <text:p>40.2055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2937" calcext:value-type="float">
            <text:p>40.262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18448984" calcext:value-type="float">
            <text:p>40.1618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6787968" calcext:value-type="float">
            <text:p>40.2306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693" calcext:value-type="float">
            <text:p>40.215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5957968" calcext:value-type="float">
            <text:p>40.3285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18267968" calcext:value-type="float">
            <text:p>40.2718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14788984" calcext:value-type="float">
            <text:p>40.2814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027" calcext:value-type="float">
            <text:p>40.221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40087968" calcext:value-type="float">
            <text:p>40.2040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7415" calcext:value-type="float">
            <text:p>40.27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5975" calcext:value-type="float">
            <text:p>40.18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42907968" calcext:value-type="float">
            <text:p>40.1742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6707" calcext:value-type="float">
            <text:p>39.946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75807968" calcext:value-type="float">
            <text:p>39.8275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498" calcext:value-type="float">
            <text:p>39.8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355" calcext:value-type="float">
            <text:p>39.79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161" calcext:value-type="float">
            <text:p>39.769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6682" calcext:value-type="float">
            <text:p>39.74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1718984" calcext:value-type="float">
            <text:p>39.7301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69967968" calcext:value-type="float">
            <text:p>39.7269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23257968" calcext:value-type="float">
            <text:p>39.6923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25518984" calcext:value-type="float">
            <text:p>39.7225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1427968" calcext:value-type="float">
            <text:p>39.7521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2447968" calcext:value-type="float">
            <text:p>39.8062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37988984" calcext:value-type="float">
            <text:p>39.793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4401" calcext:value-type="float">
            <text:p>39.784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685" calcext:value-type="float">
            <text:p>39.77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42688984" calcext:value-type="float">
            <text:p>39.7442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3634" calcext:value-type="float">
            <text:p>39.743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24628984" calcext:value-type="float">
            <text:p>39.7724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55008984" calcext:value-type="float">
            <text:p>39.6955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0002" calcext:value-type="float">
            <text:p>39.640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821" calcext:value-type="float">
            <text:p>39.715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6212" calcext:value-type="float">
            <text:p>39.7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1734" calcext:value-type="float">
            <text:p>39.781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8859" calcext:value-type="float">
            <text:p>39.638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03548984" calcext:value-type="float">
            <text:p>39.6703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4118984" calcext:value-type="float">
            <text:p>39.745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90057968" calcext:value-type="float">
            <text:p>39.7990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00397968" calcext:value-type="float">
            <text:p>39.6900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15918984" calcext:value-type="float">
            <text:p>39.6615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639" calcext:value-type="float">
            <text:p>39.69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09288984" calcext:value-type="float">
            <text:p>39.6909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6577968" calcext:value-type="float">
            <text:p>39.6816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935168" calcext:value-type="float">
            <text:p>39.679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898" calcext:value-type="float">
            <text:p>39.5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64127968" calcext:value-type="float">
            <text:p>39.6264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9907968" calcext:value-type="float">
            <text:p>39.6789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0759" calcext:value-type="float">
            <text:p>39.600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5811" calcext:value-type="float">
            <text:p>39.635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53968984" calcext:value-type="float">
            <text:p>39.6253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573" calcext:value-type="float">
            <text:p>39.636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71138984" calcext:value-type="float">
            <text:p>39.647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4097968" calcext:value-type="float">
            <text:p>39.6024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89757968" calcext:value-type="float">
            <text:p>39.5589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4945" calcext:value-type="float">
            <text:p>39.564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182" calcext:value-type="float">
            <text:p>39.55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447" calcext:value-type="float">
            <text:p>39.57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74898984" calcext:value-type="float">
            <text:p>39.607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38728984" calcext:value-type="float">
            <text:p>39.6238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70757968" calcext:value-type="float">
            <text:p>39.5970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34818984" calcext:value-type="float">
            <text:p>39.5434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3703" calcext:value-type="float">
            <text:p>39.533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22348984" calcext:value-type="float">
            <text:p>39.4722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7747968" calcext:value-type="float">
            <text:p>39.4747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3327" calcext:value-type="float">
            <text:p>39.573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01618984" calcext:value-type="float">
            <text:p>39.6501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4292" calcext:value-type="float">
            <text:p>39.6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34918984" calcext:value-type="float">
            <text:p>39.6234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4079" calcext:value-type="float">
            <text:p>39.494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797" calcext:value-type="float">
            <text:p>39.523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5987968" calcext:value-type="float">
            <text:p>39.5905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87927968" calcext:value-type="float">
            <text:p>39.6187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65017968" calcext:value-type="float">
            <text:p>39.5765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421" calcext:value-type="float">
            <text:p>39.563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4758984" calcext:value-type="float">
            <text:p>39.4954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9287968" calcext:value-type="float">
            <text:p>39.563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05328984" calcext:value-type="float">
            <text:p>39.5705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083" calcext:value-type="float">
            <text:p>39.526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1928984" calcext:value-type="float">
            <text:p>39.5171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0081" calcext:value-type="float">
            <text:p>39.510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6748984" calcext:value-type="float">
            <text:p>39.5636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542" calcext:value-type="float">
            <text:p>39.5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56457968" calcext:value-type="float">
            <text:p>39.5856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60267968" calcext:value-type="float">
            <text:p>39.5860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37307968" calcext:value-type="float">
            <text:p>39.5037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29128984" calcext:value-type="float">
            <text:p>39.5629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7377968" calcext:value-type="float">
            <text:p>39.5597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89988984" calcext:value-type="float">
            <text:p>39.4889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8648984" calcext:value-type="float">
            <text:p>39.5598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39618984" calcext:value-type="float">
            <text:p>39.5739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7894" calcext:value-type="float">
            <text:p>39.537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90697968" calcext:value-type="float">
            <text:p>39.5490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83077968" calcext:value-type="float">
            <text:p>39.5483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50667968" calcext:value-type="float">
            <text:p>39.5250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757" calcext:value-type="float">
            <text:p>39.584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0068984" calcext:value-type="float">
            <text:p>39.5530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59558984" calcext:value-type="float">
            <text:p>39.5259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06877968" calcext:value-type="float">
            <text:p>39.5406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99538984" calcext:value-type="float">
            <text:p>39.5099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3057968" calcext:value-type="float">
            <text:p>39.5323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946" calcext:value-type="float">
            <text:p>39.57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3537968" calcext:value-type="float">
            <text:p>39.5353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58237968" calcext:value-type="float">
            <text:p>39.4858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2951" calcext:value-type="float">
            <text:p>39.612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0817968" calcext:value-type="float">
            <text:p>39.6450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1247968" calcext:value-type="float">
            <text:p>39.6081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51657968" calcext:value-type="float">
            <text:p>39.5551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21077968" calcext:value-type="float">
            <text:p>39.4721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8562" calcext:value-type="float">
            <text:p>39.54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3478984" calcext:value-type="float">
            <text:p>39.6143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95547968" calcext:value-type="float">
            <text:p>39.6195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67887968" calcext:value-type="float">
            <text:p>39.5867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8364" calcext:value-type="float">
            <text:p>39.4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31108984" calcext:value-type="float">
            <text:p>39.6231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79698984" calcext:value-type="float">
            <text:p>39.6379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1249" calcext:value-type="float">
            <text:p>39.711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2679" calcext:value-type="float">
            <text:p>39.722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917" calcext:value-type="float">
            <text:p>39.721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5137968" calcext:value-type="float">
            <text:p>39.6725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33647968" calcext:value-type="float">
            <text:p>39.6233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37357968" calcext:value-type="float">
            <text:p>39.5437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0518984" calcext:value-type="float">
            <text:p>39.5320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8867968" calcext:value-type="float">
            <text:p>39.6088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38447968" calcext:value-type="float">
            <text:p>39.6538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10787968" calcext:value-type="float">
            <text:p>39.6210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05428984" calcext:value-type="float">
            <text:p>39.650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3697968" calcext:value-type="float">
            <text:p>39.6633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6964" calcext:value-type="float">
            <text:p>39.7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36682608" calcext:value-type="float">
            <text:p>39.7836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0338984" calcext:value-type="float">
            <text:p>39.7690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0972" calcext:value-type="float">
            <text:p>39.7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4088984" calcext:value-type="float">
            <text:p>39.7214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81397968" calcext:value-type="float">
            <text:p>39.728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90288984" calcext:value-type="float">
            <text:p>39.7290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5252" calcext:value-type="float">
            <text:p>39.7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1457968" calcext:value-type="float">
            <text:p>39.7761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1353" calcext:value-type="float">
            <text:p>39.781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20537968" calcext:value-type="float">
            <text:p>39.8020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85588984" calcext:value-type="float">
            <text:p>39.7785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0328984" calcext:value-type="float">
            <text:p>39.7610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8879" calcext:value-type="float">
            <text:p>39.798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7726" calcext:value-type="float">
            <text:p>39.71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107" calcext:value-type="float">
            <text:p>39.718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0774" calcext:value-type="float">
            <text:p>39.720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86528984" calcext:value-type="float">
            <text:p>39.7686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5048984" calcext:value-type="float">
            <text:p>39.7275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6489" calcext:value-type="float">
            <text:p>39.726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43728984" calcext:value-type="float">
            <text:p>39.814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4337968" calcext:value-type="float">
            <text:p>39.7944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22848984" calcext:value-type="float">
            <text:p>39.8722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9207968" calcext:value-type="float">
            <text:p>39.8809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1462" calcext:value-type="float">
            <text:p>39.891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58128984" calcext:value-type="float">
            <text:p>39.9058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53097968" calcext:value-type="float">
            <text:p>39.9453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42048984" calcext:value-type="float">
            <text:p>39.9942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7738984" calcext:value-type="float">
            <text:p>39.9747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24828984" calcext:value-type="float">
            <text:p>39.9324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117" calcext:value-type="float">
            <text:p>39.84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14288984" calcext:value-type="float">
            <text:p>39.8814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8307968" calcext:value-type="float">
            <text:p>39.922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0568984" calcext:value-type="float">
            <text:p>39.9530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7375" calcext:value-type="float">
            <text:p>39.9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3928984" calcext:value-type="float">
            <text:p>39.9743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558" calcext:value-type="float">
            <text:p>39.897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2147968" calcext:value-type="float">
            <text:p>39.9472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8917968" calcext:value-type="float">
            <text:p>40.0298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89648984" calcext:value-type="float">
            <text:p>39.9789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9827968" calcext:value-type="float">
            <text:p>39.9959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0228984" calcext:value-type="float">
            <text:p>40.0620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2307968" calcext:value-type="float">
            <text:p>40.0752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1727968" calcext:value-type="float">
            <text:p>39.9921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3293" calcext:value-type="float">
            <text:p>40.063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1768984" calcext:value-type="float">
            <text:p>40.1511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8778984" calcext:value-type="float">
            <text:p>40.044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42048984" calcext:value-type="float">
            <text:p>39.9942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19947968" calcext:value-type="float">
            <text:p>40.0919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43138984" calcext:value-type="float">
            <text:p>40.1043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80298984" calcext:value-type="float">
            <text:p>40.1180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54668984" calcext:value-type="float">
            <text:p>40.1854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67038984" calcext:value-type="float">
            <text:p>40.1767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1907968" calcext:value-type="float">
            <text:p>40.136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0923" calcext:value-type="float">
            <text:p>40.150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0097968" calcext:value-type="float">
            <text:p>40.2120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2577968" calcext:value-type="float">
            <text:p>40.2912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75748984" calcext:value-type="float">
            <text:p>40.2875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98558984" calcext:value-type="float">
            <text:p>40.2498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51898984" calcext:value-type="float">
            <text:p>40.2551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2175" calcext:value-type="float">
            <text:p>40.26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90048984" calcext:value-type="float">
            <text:p>40.2990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41077968" calcext:value-type="float">
            <text:p>40.2341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40187968" calcext:value-type="float">
            <text:p>40.2840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9622" calcext:value-type="float">
            <text:p>40.409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26368984" calcext:value-type="float">
            <text:p>40.4026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52098984" calcext:value-type="float">
            <text:p>40.4152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16918984" calcext:value-type="float">
            <text:p>40.4616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40768984" calcext:value-type="float">
            <text:p>40.4940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45518984" calcext:value-type="float">
            <text:p>40.4845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64768984" calcext:value-type="float">
            <text:p>40.646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3057968" calcext:value-type="float">
            <text:p>40.6753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4728984" calcext:value-type="float">
            <text:p>40.6144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3937968" calcext:value-type="float">
            <text:p>40.6173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31268984" calcext:value-type="float">
            <text:p>40.5131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20828984" calcext:value-type="float">
            <text:p>40.5420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23467968" calcext:value-type="float">
            <text:p>40.622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33298984" calcext:value-type="float">
            <text:p>40.6133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6995" calcext:value-type="float">
            <text:p>40.72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2527" calcext:value-type="float">
            <text:p>40.792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87828984" calcext:value-type="float">
            <text:p>40.808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61108984" calcext:value-type="float">
            <text:p>40.7661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35428984" calcext:value-type="float">
            <text:p>40.793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24607968" calcext:value-type="float">
            <text:p>40.7724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40937968" calcext:value-type="float">
            <text:p>40.8840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73728984" calcext:value-type="float">
            <text:p>40.957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68978984" calcext:value-type="float">
            <text:p>40.9668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73728984" calcext:value-type="float">
            <text:p>40.957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371" calcext:value-type="float">
            <text:p>41.068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66027968" calcext:value-type="float">
            <text:p>41.1466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612768" calcext:value-type="float">
            <text:p>41.316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6997968" calcext:value-type="float">
            <text:p>41.5416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09808984" calcext:value-type="float">
            <text:p>41.6309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06607968" calcext:value-type="float">
            <text:p>41.6106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0388984" calcext:value-type="float">
            <text:p>41.7140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3768984" calcext:value-type="float">
            <text:p>41.7513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475" calcext:value-type="float">
            <text:p>41.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92457968" calcext:value-type="float">
            <text:p>41.7192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40007968" calcext:value-type="float">
            <text:p>41.6640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92507968" calcext:value-type="float">
            <text:p>41.7592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3057968" calcext:value-type="float">
            <text:p>41.8183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4977968" calcext:value-type="float">
            <text:p>41.8304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08937968" calcext:value-type="float">
            <text:p>41.9508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5903" calcext:value-type="float">
            <text:p>41.895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3688984" calcext:value-type="float">
            <text:p>42.0683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115" calcext:value-type="float">
            <text:p>42.06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9687968" calcext:value-type="float">
            <text:p>42.169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72908984" calcext:value-type="float">
            <text:p>42.5872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0263" calcext:value-type="float">
            <text:p>42.490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90297968" calcext:value-type="float">
            <text:p>43.039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1547968" calcext:value-type="float">
            <text:p>42.8961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5692" calcext:value-type="float">
            <text:p>43.2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0335" calcext:value-type="float">
            <text:p>44.590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83538984" calcext:value-type="float">
            <text:p>45.758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7719" calcext:value-type="float">
            <text:p>45.757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4817968" calcext:value-type="float">
            <text:p>44.7504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23538984" calcext:value-type="float">
            <text:p>43.472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3228" calcext:value-type="float">
            <text:p>43.3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5827968" calcext:value-type="float">
            <text:p>43.2725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797" calcext:value-type="float">
            <text:p>43.333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1057968" calcext:value-type="float">
            <text:p>43.6471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5077968" calcext:value-type="float">
            <text:p>43.4345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22798984" calcext:value-type="float">
            <text:p>43.6422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5074" calcext:value-type="float">
            <text:p>43.64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7468984" calcext:value-type="float">
            <text:p>43.5687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5937968" calcext:value-type="float">
            <text:p>43.360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0066" calcext:value-type="float">
            <text:p>43.20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01518984" calcext:value-type="float">
            <text:p>43.3801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4678984" calcext:value-type="float">
            <text:p>43.2414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07508984" calcext:value-type="float">
            <text:p>43.6007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34768984" calcext:value-type="float">
            <text:p>43.313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48528984" calcext:value-type="float">
            <text:p>43.6548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1135" calcext:value-type="float">
            <text:p>43.37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27988984" calcext:value-type="float">
            <text:p>43.222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2372" calcext:value-type="float">
            <text:p>43.3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49858984" calcext:value-type="float">
            <text:p>43.1949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99438984" calcext:value-type="float">
            <text:p>43.2399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9116" calcext:value-type="float">
            <text:p>43.2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71748984" calcext:value-type="float">
            <text:p>44.707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84297968" calcext:value-type="float">
            <text:p>45.858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3498984" calcext:value-type="float">
            <text:p>45.7263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219" calcext:value-type="float">
            <text:p>45.186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1128984" calcext:value-type="float">
            <text:p>43.4491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3528984" calcext:value-type="float">
            <text:p>43.4643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59608984" calcext:value-type="float">
            <text:p>43.3759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94098984" calcext:value-type="float">
            <text:p>43.5394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491" calcext:value-type="float">
            <text:p>43.552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3018984" calcext:value-type="float">
            <text:p>43.4373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41748984" calcext:value-type="float">
            <text:p>43.564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02327968" calcext:value-type="float">
            <text:p>43.5202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54327968" calcext:value-type="float">
            <text:p>43.2154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4888984" calcext:value-type="float">
            <text:p>43.4094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55467968" calcext:value-type="float">
            <text:p>43.3655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2728984" calcext:value-type="float">
            <text:p>43.2052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398" calcext:value-type="float">
            <text:p>43.2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97908984" calcext:value-type="float">
            <text:p>43.5397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63568984" calcext:value-type="float">
            <text:p>43.4963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395" calcext:value-type="float">
            <text:p>43.16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97558984" calcext:value-type="float">
            <text:p>43.2597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44187968" calcext:value-type="float">
            <text:p>43.4844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1007968" calcext:value-type="float">
            <text:p>45.5121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20498984" calcext:value-type="float">
            <text:p>45.612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71577968" calcext:value-type="float">
            <text:p>45.5871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0708984" calcext:value-type="float">
            <text:p>44.6370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96137968" calcext:value-type="float">
            <text:p>43.1396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8277968" calcext:value-type="float">
            <text:p>42.9468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20677968" calcext:value-type="float">
            <text:p>42.9620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21417968" calcext:value-type="float">
            <text:p>42.7921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8627968" calcext:value-type="float">
            <text:p>42.4648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0026" calcext:value-type="float">
            <text:p>42.88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1217968" calcext:value-type="float">
            <text:p>42.6321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99728984" calcext:value-type="float">
            <text:p>42.7099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44917968" calcext:value-type="float">
            <text:p>42.5444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3529" calcext:value-type="float">
            <text:p>42.71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1024" calcext:value-type="float">
            <text:p>42.6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8452" calcext:value-type="float">
            <text:p>42.4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86018984" calcext:value-type="float">
            <text:p>42.408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5349" calcext:value-type="float">
            <text:p>42.03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97" calcext:value-type="float">
            <text:p>42.05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07438984" calcext:value-type="float">
            <text:p>42.0207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3921" calcext:value-type="float">
            <text:p>43.563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61308984" calcext:value-type="float">
            <text:p>44.7361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5684" calcext:value-type="float">
            <text:p>44.7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5133" calcext:value-type="float">
            <text:p>43.355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21357968" calcext:value-type="float">
            <text:p>41.9821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98928984" calcext:value-type="float">
            <text:p>42.0698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6497" calcext:value-type="float">
            <text:p>42.076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15767968" calcext:value-type="float">
            <text:p>42.0815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86108984" calcext:value-type="float">
            <text:p>41.7186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08968984" calcext:value-type="float">
            <text:p>41.7208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7862" calcext:value-type="float">
            <text:p>41.567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44738984" calcext:value-type="float">
            <text:p>41.3844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7807" calcext:value-type="float">
            <text:p>41.127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954" calcext:value-type="float">
            <text:p>41.160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29857968" calcext:value-type="float">
            <text:p>41.1629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9367968" calcext:value-type="float">
            <text:p>41.1519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64887968" calcext:value-type="float">
            <text:p>40.9964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1543" calcext:value-type="float">
            <text:p>41.301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97038984" calcext:value-type="float">
            <text:p>41.3197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8223" calcext:value-type="float">
            <text:p>41.408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63657968" calcext:value-type="float">
            <text:p>41.536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5317968" calcext:value-type="float">
            <text:p>41.7215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5237968" calcext:value-type="float">
            <text:p>41.6575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40138984" calcext:value-type="float">
            <text:p>41.5140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0143" calcext:value-type="float">
            <text:p>41.530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90458984" calcext:value-type="float">
            <text:p>41.3890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3907968" calcext:value-type="float">
            <text:p>41.355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1657" calcext:value-type="float">
            <text:p>41.451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7644" calcext:value-type="float">
            <text:p>41.3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8067968" calcext:value-type="float">
            <text:p>41.2548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7223" calcext:value-type="float">
            <text:p>41.027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2542" calcext:value-type="float">
            <text:p>40.912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933" calcext:value-type="float">
            <text:p>40.992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0708984" calcext:value-type="float">
            <text:p>40.8270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9847968" calcext:value-type="float">
            <text:p>40.7739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4041" calcext:value-type="float">
            <text:p>40.714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42667968" calcext:value-type="float">
            <text:p>40.7442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25678984" calcext:value-type="float">
            <text:p>40.6125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63728984" calcext:value-type="float">
            <text:p>40.576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55268984" calcext:value-type="float">
            <text:p>40.6655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80467968" calcext:value-type="float">
            <text:p>40.5080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66498984" calcext:value-type="float">
            <text:p>40.5066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14148984" calcext:value-type="float">
            <text:p>40.5314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8887968" calcext:value-type="float">
            <text:p>40.3868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0582" calcext:value-type="float">
            <text:p>40.470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55677968" calcext:value-type="float">
            <text:p>40.4855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88368984" calcext:value-type="float">
            <text:p>40.4788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76607968" calcext:value-type="float">
            <text:p>40.4676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2868" calcext:value-type="float">
            <text:p>40.4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7338984" calcext:value-type="float">
            <text:p>40.416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5157968" calcext:value-type="float">
            <text:p>40.4505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2307968" calcext:value-type="float">
            <text:p>40.4562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00638984" calcext:value-type="float">
            <text:p>40.3900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97437968" calcext:value-type="float">
            <text:p>40.3697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46027968" calcext:value-type="float">
            <text:p>40.3846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65967968" calcext:value-type="float">
            <text:p>40.3365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64087968" calcext:value-type="float">
            <text:p>40.3564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8657" calcext:value-type="float">
            <text:p>40.308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1048984" calcext:value-type="float">
            <text:p>40.3371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42167968" calcext:value-type="float">
            <text:p>40.3442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661" calcext:value-type="float">
            <text:p>40.340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23067968" calcext:value-type="float">
            <text:p>40.3023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598" calcext:value-type="float">
            <text:p>40.2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3313" calcext:value-type="float">
            <text:p>40.223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87078984" calcext:value-type="float">
            <text:p>40.208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36558984" calcext:value-type="float">
            <text:p>40.1736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61348984" calcext:value-type="float">
            <text:p>40.1961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0651" calcext:value-type="float">
            <text:p>40.260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93527968" calcext:value-type="float">
            <text:p>40.2893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98558984" calcext:value-type="float">
            <text:p>40.2498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76688984" calcext:value-type="float">
            <text:p>40.2776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0607968" calcext:value-type="float">
            <text:p>40.239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30587968" calcext:value-type="float">
            <text:p>40.2230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19257968" calcext:value-type="float">
            <text:p>40.3019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64318984" calcext:value-type="float">
            <text:p>40.2864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4263" calcext:value-type="float">
            <text:p>40.204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92718984" calcext:value-type="float">
            <text:p>40.1492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35337968" calcext:value-type="float">
            <text:p>40.2135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7297968" calcext:value-type="float">
            <text:p>40.2577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85952" calcext:value-type="float">
            <text:p>40.267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78237968" calcext:value-type="float">
            <text:p>40.2478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163" calcext:value-type="float">
            <text:p>40.166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777" calcext:value-type="float">
            <text:p>40.125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0358984" calcext:value-type="float">
            <text:p>40.1660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93758984" calcext:value-type="float">
            <text:p>40.2193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93" calcext:value-type="float">
            <text:p>40.20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34347968" calcext:value-type="float">
            <text:p>40.1834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4168984" calcext:value-type="float">
            <text:p>40.1664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595" calcext:value-type="float">
            <text:p>40.193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68637968" calcext:value-type="float">
            <text:p>40.1868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23148984" calcext:value-type="float">
            <text:p>40.1123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7187968" calcext:value-type="float">
            <text:p>40.169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4738" calcext:value-type="float">
            <text:p>40.194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19057968" calcext:value-type="float">
            <text:p>40.1419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31758984" calcext:value-type="float">
            <text:p>40.1431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733" calcext:value-type="float">
            <text:p>40.154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17408984" calcext:value-type="float">
            <text:p>40.0917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1457968" calcext:value-type="float">
            <text:p>40.1571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8008984" calcext:value-type="float">
            <text:p>40.1908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60027968" calcext:value-type="float">
            <text:p>40.1560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5528984" calcext:value-type="float">
            <text:p>40.1115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978" calcext:value-type="float">
            <text:p>40.1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78368984" calcext:value-type="float">
            <text:p>40.0978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3088984" calcext:value-type="float">
            <text:p>40.0643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5667968" calcext:value-type="float">
            <text:p>40.0965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347" calcext:value-type="float">
            <text:p>40.114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1205" calcext:value-type="float">
            <text:p>40.121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46667968" calcext:value-type="float">
            <text:p>40.1346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073" calcext:value-type="float">
            <text:p>40.13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493" calcext:value-type="float">
            <text:p>40.139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5109" calcext:value-type="float">
            <text:p>40.115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7448984" calcext:value-type="float">
            <text:p>40.1237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7828984" calcext:value-type="float">
            <text:p>40.046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38847968" calcext:value-type="float">
            <text:p>39.9738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78877968" calcext:value-type="float">
            <text:p>39.9978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4518984" calcext:value-type="float">
            <text:p>40.065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49537968" calcext:value-type="float">
            <text:p>40.1449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8241" calcext:value-type="float">
            <text:p>40.028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03948984" calcext:value-type="float">
            <text:p>39.9903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88758984" calcext:value-type="float">
            <text:p>40.028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2737968" calcext:value-type="float">
            <text:p>40.038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7828984" calcext:value-type="float">
            <text:p>40.046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5767" calcext:value-type="float">
            <text:p>40.045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7959" calcext:value-type="float">
            <text:p>40.057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00188984" calcext:value-type="float">
            <text:p>40.0300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5928984" calcext:value-type="float">
            <text:p>40.0505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96937968" calcext:value-type="float">
            <text:p>39.9696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04507968" calcext:value-type="float">
            <text:p>39.9304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038" calcext:value-type="float">
            <text:p>39.928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0903" calcext:value-type="float">
            <text:p>39.990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2747968" calcext:value-type="float">
            <text:p>40.0462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21218984" calcext:value-type="float">
            <text:p>40.0921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8731" calcext:value-type="float">
            <text:p>40.138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7771" calcext:value-type="float">
            <text:p>40.077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87437968" calcext:value-type="float">
            <text:p>39.9887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2968984" calcext:value-type="float">
            <text:p>39.9682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7258984" calcext:value-type="float">
            <text:p>39.9717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9844" calcext:value-type="float">
            <text:p>39.8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17867968" calcext:value-type="float">
            <text:p>39.9517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3878984" calcext:value-type="float">
            <text:p>39.9343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2041" calcext:value-type="float">
            <text:p>39.952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03058984" calcext:value-type="float">
            <text:p>40.040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929" calcext:value-type="float">
            <text:p>40.03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05497968" calcext:value-type="float">
            <text:p>39.9605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95388984" calcext:value-type="float">
            <text:p>39.9995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10397968" calcext:value-type="float">
            <text:p>40.0710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94267968" calcext:value-type="float">
            <text:p>40.1194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03108984" calcext:value-type="float">
            <text:p>40.0803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4055" calcext:value-type="float">
            <text:p>40.06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67828984" calcext:value-type="float">
            <text:p>40.046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7855" calcext:value-type="float">
            <text:p>39.98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003" calcext:value-type="float">
            <text:p>40.029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50227968" calcext:value-type="float">
            <text:p>39.935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177" calcext:value-type="float">
            <text:p>39.897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6698984" calcext:value-type="float">
            <text:p>39.9046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4438984" calcext:value-type="float">
            <text:p>40.0014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9907968" calcext:value-type="float">
            <text:p>40.0599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7578" calcext:value-type="float">
            <text:p>40.057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34297968" calcext:value-type="float">
            <text:p>40.143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7969" calcext:value-type="float">
            <text:p>40.137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28838984" calcext:value-type="float">
            <text:p>40.0928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8778984" calcext:value-type="float">
            <text:p>40.044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9953" calcext:value-type="float">
            <text:p>40.009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49024" calcext:value-type="float">
            <text:p>39.995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9788984" calcext:value-type="float">
            <text:p>40.0909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41917968" calcext:value-type="float">
            <text:p>40.1441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5697968" calcext:value-type="float">
            <text:p>40.1205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0923" calcext:value-type="float">
            <text:p>40.150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45118984" calcext:value-type="float">
            <text:p>40.1645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6257968" calcext:value-type="float">
            <text:p>40.1876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51467968" calcext:value-type="float">
            <text:p>40.1651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69758984" calcext:value-type="float">
            <text:p>40.0669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3608984" calcext:value-type="float">
            <text:p>40.0993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7583" calcext:value-type="float">
            <text:p>40.097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5178984" calcext:value-type="float">
            <text:p>40.2125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1768984" calcext:value-type="float">
            <text:p>40.1511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39147968" calcext:value-type="float">
            <text:p>40.2139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77478984" calcext:value-type="float">
            <text:p>40.1477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03108984" calcext:value-type="float">
            <text:p>40.0803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36127968" calcext:value-type="float">
            <text:p>40.0836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47657968" calcext:value-type="float">
            <text:p>40.1647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0359" calcext:value-type="float">
            <text:p>40.210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62238984" calcext:value-type="float">
            <text:p>40.146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8147968" calcext:value-type="float">
            <text:p>40.1758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68078984" calcext:value-type="float">
            <text:p>40.2468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1977" calcext:value-type="float">
            <text:p>40.201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1417968" calcext:value-type="float">
            <text:p>40.1251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778" calcext:value-type="float">
            <text:p>40.13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05188984" calcext:value-type="float">
            <text:p>40.2205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7217968" calcext:value-type="float">
            <text:p>40.1937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7187968" calcext:value-type="float">
            <text:p>40.169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85148984" calcext:value-type="float">
            <text:p>40.1885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40318984" calcext:value-type="float">
            <text:p>40.1340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56267968" calcext:value-type="float">
            <text:p>40.1956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5698" calcext:value-type="float">
            <text:p>40.25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68128984" calcext:value-type="float">
            <text:p>40.2868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2808984" calcext:value-type="float">
            <text:p>40.2212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42957968" calcext:value-type="float">
            <text:p>40.2142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0127968" calcext:value-type="float">
            <text:p>40.2360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12908984" calcext:value-type="float">
            <text:p>40.3012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1042" calcext:value-type="float">
            <text:p>40.341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6277" calcext:value-type="float">
            <text:p>40.316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54487968" calcext:value-type="float">
            <text:p>40.295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6559" calcext:value-type="float">
            <text:p>40.286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17227968" calcext:value-type="float">
            <text:p>40.2017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8458984" calcext:value-type="float">
            <text:p>40.1698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21418984" calcext:value-type="float">
            <text:p>40.2521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88777968" calcext:value-type="float">
            <text:p>40.2988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65358984" calcext:value-type="float">
            <text:p>40.3565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47807968" calcext:value-type="float">
            <text:p>40.2847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7326" calcext:value-type="float">
            <text:p>40.327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55758984" calcext:value-type="float">
            <text:p>40.2955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323" calcext:value-type="float">
            <text:p>40.303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16487968" calcext:value-type="float">
            <text:p>40.3716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19307968" calcext:value-type="float">
            <text:p>40.3419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467" calcext:value-type="float">
            <text:p>40.312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611" calcext:value-type="float">
            <text:p>40.321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98708984" calcext:value-type="float">
            <text:p>40.369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523" calcext:value-type="float">
            <text:p>40.379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25047968" calcext:value-type="float">
            <text:p>40.3625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7477968" calcext:value-type="float">
            <text:p>40.4017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6109" calcext:value-type="float">
            <text:p>40.496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70208984" calcext:value-type="float">
            <text:p>40.4270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2648984" calcext:value-type="float">
            <text:p>40.4742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7252" calcext:value-type="float">
            <text:p>40.4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83237968" calcext:value-type="float">
            <text:p>40.4383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7628" calcext:value-type="float">
            <text:p>40.4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8964" calcext:value-type="float">
            <text:p>40.4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30987968" calcext:value-type="float">
            <text:p>40.5430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50368984" calcext:value-type="float">
            <text:p>40.5550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2847968" calcext:value-type="float">
            <text:p>40.5072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91847968" calcext:value-type="float">
            <text:p>40.4691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2492" calcext:value-type="float">
            <text:p>40.5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60858984" calcext:value-type="float">
            <text:p>40.5660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9543" calcext:value-type="float">
            <text:p>40.539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86207968" calcext:value-type="float">
            <text:p>40.5286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13917968" calcext:value-type="float">
            <text:p>40.6013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91388984" calcext:value-type="float">
            <text:p>40.6091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03" calcext:value-type="float">
            <text:p>40.62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67638984" calcext:value-type="float">
            <text:p>40.6567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8568984" calcext:value-type="float">
            <text:p>40.6388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90498984" calcext:value-type="float">
            <text:p>40.659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2938984" calcext:value-type="float">
            <text:p>40.7062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7338984" calcext:value-type="float">
            <text:p>40.797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20797968" calcext:value-type="float">
            <text:p>40.7720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82647968" calcext:value-type="float">
            <text:p>40.728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85798984" calcext:value-type="float">
            <text:p>40.7085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27758984" calcext:value-type="float">
            <text:p>40.7527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92478984" calcext:value-type="float">
            <text:p>40.7192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462" calcext:value-type="float">
            <text:p>40.7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00298984" calcext:value-type="float">
            <text:p>40.8800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7498984" calcext:value-type="float">
            <text:p>40.9257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11497968" calcext:value-type="float">
            <text:p>40.9511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6698984" calcext:value-type="float">
            <text:p>41.0476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91657968" calcext:value-type="float">
            <text:p>41.0791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35497968" calcext:value-type="float">
            <text:p>41.1035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9367968" calcext:value-type="float">
            <text:p>41.1519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90768" calcext:value-type="float">
            <text:p>41.2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74128984" calcext:value-type="float">
            <text:p>41.2774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06638984" calcext:value-type="float">
            <text:p>41.3806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10398984" calcext:value-type="float">
            <text:p>41.3410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4278984" calcext:value-type="float">
            <text:p>41.3974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1375" calcext:value-type="float">
            <text:p>41.48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2408984" calcext:value-type="float">
            <text:p>41.4252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70187968" calcext:value-type="float">
            <text:p>41.4270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90558984" calcext:value-type="float">
            <text:p>41.4690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69247968" calcext:value-type="float">
            <text:p>41.4369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142" calcext:value-type="float">
            <text:p>41.522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17887968" calcext:value-type="float">
            <text:p>41.4917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22478984" calcext:value-type="float">
            <text:p>41.8622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98578984" calcext:value-type="float">
            <text:p>41.7898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9708984" calcext:value-type="float">
            <text:p>41.9319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34267968" calcext:value-type="float">
            <text:p>41.6434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83388984" calcext:value-type="float">
            <text:p>41.8283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0178" calcext:value-type="float">
            <text:p>41.810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4897968" calcext:value-type="float">
            <text:p>41.7664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64338984" calcext:value-type="float">
            <text:p>41.8264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73657968" calcext:value-type="float">
            <text:p>41.917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1643" calcext:value-type="float">
            <text:p>42.101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1361" calcext:value-type="float">
            <text:p>42.131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8402" calcext:value-type="float">
            <text:p>42.07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6778984" calcext:value-type="float">
            <text:p>42.2546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19577968" calcext:value-type="float">
            <text:p>42.0819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909" calcext:value-type="float">
            <text:p>42.24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6778984" calcext:value-type="float">
            <text:p>42.2546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4648984" calcext:value-type="float">
            <text:p>42.4554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6628984" calcext:value-type="float">
            <text:p>42.8966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16308984" calcext:value-type="float">
            <text:p>43.021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37357968" calcext:value-type="float">
            <text:p>43.3537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5957968" calcext:value-type="float">
            <text:p>43.3765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96818984" calcext:value-type="float">
            <text:p>43.4296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6276" calcext:value-type="float">
            <text:p>43.3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98888984" calcext:value-type="float">
            <text:p>42.7998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355" calcext:value-type="float">
            <text:p>42.84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4386" calcext:value-type="float">
            <text:p>43.474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51838984" calcext:value-type="float">
            <text:p>43.2551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1828" calcext:value-type="float">
            <text:p>43.5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46398984" calcext:value-type="float">
            <text:p>43.4746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8588984" calcext:value-type="float">
            <text:p>43.3218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4153" calcext:value-type="float">
            <text:p>43.134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4218984" calcext:value-type="float">
            <text:p>43.2544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34987968" calcext:value-type="float">
            <text:p>43.7434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30437968" calcext:value-type="float">
            <text:p>43.9130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38897968" calcext:value-type="float">
            <text:p>43.8238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1572" calcext:value-type="float">
            <text:p>44.5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1377968" calcext:value-type="float">
            <text:p>45.8081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4518984" calcext:value-type="float">
            <text:p>45.780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65787968" calcext:value-type="float">
            <text:p>45.5265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2718" calcext:value-type="float">
            <text:p>43.08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77727968" calcext:value-type="float">
            <text:p>42.8877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7458" calcext:value-type="float">
            <text:p>42.90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7369" calcext:value-type="float">
            <text:p>42.957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5167" calcext:value-type="float">
            <text:p>42.865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36788984" calcext:value-type="float">
            <text:p>42.6436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1907968" calcext:value-type="float">
            <text:p>43.184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7137968" calcext:value-type="float">
            <text:p>43.5587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453" calcext:value-type="float">
            <text:p>43.629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48578984" calcext:value-type="float">
            <text:p>43.6948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68518984" calcext:value-type="float">
            <text:p>43.6468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8775" calcext:value-type="float">
            <text:p>43.5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7057968" calcext:value-type="float">
            <text:p>43.1137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03198984" calcext:value-type="float">
            <text:p>43.2003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9187968" calcext:value-type="float">
            <text:p>43.2939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04288984" calcext:value-type="float">
            <text:p>43.3104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6938984" calcext:value-type="float">
            <text:p>43.1446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971" calcext:value-type="float">
            <text:p>43.39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4778984" calcext:value-type="float">
            <text:p>44.8454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26697968" calcext:value-type="float">
            <text:p>45.4926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20907968" calcext:value-type="float">
            <text:p>45.4320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73188984" calcext:value-type="float">
            <text:p>45.0973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79248984" calcext:value-type="float">
            <text:p>43.087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2129" calcext:value-type="float">
            <text:p>42.942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54077968" calcext:value-type="float">
            <text:p>43.0154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2678984" calcext:value-type="float">
            <text:p>42.4032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1007968" calcext:value-type="float">
            <text:p>42.0831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42487968" calcext:value-type="float">
            <text:p>42.1242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6156" calcext:value-type="float">
            <text:p>42.3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3738984" calcext:value-type="float">
            <text:p>42.1083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5237968" calcext:value-type="float">
            <text:p>42.0385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946" calcext:value-type="float">
            <text:p>41.858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45488984" calcext:value-type="float">
            <text:p>41.9845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3093" calcext:value-type="float">
            <text:p>42.273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1007968" calcext:value-type="float">
            <text:p>42.8451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00768984" calcext:value-type="float">
            <text:p>42.7800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2207968" calcext:value-type="float">
            <text:p>43.0432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866464" calcext:value-type="float">
            <text:p>42.83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3173" calcext:value-type="float">
            <text:p>42.9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5835" calcext:value-type="float">
            <text:p>42.87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12098984" calcext:value-type="float">
            <text:p>42.7012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20377968" calcext:value-type="float">
            <text:p>42.7220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95487968" calcext:value-type="float">
            <text:p>42.6195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21317968" calcext:value-type="float">
            <text:p>42.7121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03157968" calcext:value-type="float">
            <text:p>42.6603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1438" calcext:value-type="float">
            <text:p>44.271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72638984" calcext:value-type="float">
            <text:p>44.6572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8841" calcext:value-type="float">
            <text:p>44.828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028" calcext:value-type="float">
            <text:p>42.8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9367" calcext:value-type="float">
            <text:p>42.179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0607968" calcext:value-type="float">
            <text:p>42.144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7528984" calcext:value-type="float">
            <text:p>42.0927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54507968" calcext:value-type="float">
            <text:p>41.8354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03837968" calcext:value-type="float">
            <text:p>41.6803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7708984" calcext:value-type="float">
            <text:p>41.8557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60578984" calcext:value-type="float">
            <text:p>41.8660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89787968" calcext:value-type="float">
            <text:p>41.8689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62617968" calcext:value-type="float">
            <text:p>41.4662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2198984" calcext:value-type="float">
            <text:p>41.2572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72498984" calcext:value-type="float">
            <text:p>41.4972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10067968" calcext:value-type="float">
            <text:p>41.3310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2795" calcext:value-type="float">
            <text:p>41.41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075" calcext:value-type="float">
            <text:p>41.36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374" calcext:value-type="float">
            <text:p>41.3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89168984" calcext:value-type="float">
            <text:p>41.1189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29688984" calcext:value-type="float">
            <text:p>40.7729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11138984" calcext:value-type="float">
            <text:p>41.171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8138984" calcext:value-type="float">
            <text:p>41.0568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20997968" calcext:value-type="float">
            <text:p>40.9320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7068984" calcext:value-type="float">
            <text:p>40.9627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12468984" calcext:value-type="float">
            <text:p>40.7112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70258984" calcext:value-type="float">
            <text:p>40.4670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05007968" calcext:value-type="float">
            <text:p>40.3305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66448984" calcext:value-type="float">
            <text:p>40.4666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571" calcext:value-type="float">
            <text:p>40.382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00457968" calcext:value-type="float">
            <text:p>40.5000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234" calcext:value-type="float">
            <text:p>40.35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083" calcext:value-type="float">
            <text:p>40.288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9117" calcext:value-type="float">
            <text:p>40.179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81997968" calcext:value-type="float">
            <text:p>40.2081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2047968" calcext:value-type="float">
            <text:p>40.2482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6841" calcext:value-type="float">
            <text:p>40.256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19638984" calcext:value-type="float">
            <text:p>40.3519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9187968" calcext:value-type="float">
            <text:p>40.2459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0328984" calcext:value-type="float">
            <text:p>40.1420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0349" calcext:value-type="float">
            <text:p>40.130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64827968" calcext:value-type="float">
            <text:p>40.1864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82987968" calcext:value-type="float">
            <text:p>40.2382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18548984" calcext:value-type="float">
            <text:p>40.2418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63428984" calcext:value-type="float">
            <text:p>40.336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4307968" calcext:value-type="float">
            <text:p>42.8184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3454" calcext:value-type="float">
            <text:p>42.11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8692" calcext:value-type="float">
            <text:p>40.5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0958" calcext:value-type="float">
            <text:p>40.430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0968984" calcext:value-type="float">
            <text:p>40.2730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539" calcext:value-type="float">
            <text:p>40.126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9671" calcext:value-type="float">
            <text:p>40.039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95488984" calcext:value-type="float">
            <text:p>40.0795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98308984" calcext:value-type="float">
            <text:p>40.0498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65517968" calcext:value-type="float">
            <text:p>39.9765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2714" calcext:value-type="float">
            <text:p>40.002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8867968" calcext:value-type="float">
            <text:p>39.9898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71257968" calcext:value-type="float">
            <text:p>39.9971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50508984" calcext:value-type="float">
            <text:p>39.9050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2516" calcext:value-type="float">
            <text:p>39.9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52107968" calcext:value-type="float">
            <text:p>39.9152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6847968" calcext:value-type="float">
            <text:p>39.8976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8218984" calcext:value-type="float">
            <text:p>39.9778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37857968" calcext:value-type="float">
            <text:p>39.9437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2422" calcext:value-type="float">
            <text:p>39.95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24828984" calcext:value-type="float">
            <text:p>39.9324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4067968" calcext:value-type="float">
            <text:p>39.9594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3898984" calcext:value-type="float">
            <text:p>39.9503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35218984" calcext:value-type="float">
            <text:p>39.8635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6757968" calcext:value-type="float">
            <text:p>39.825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035" calcext:value-type="float">
            <text:p>39.90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65417968" calcext:value-type="float">
            <text:p>39.8965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842" calcext:value-type="float">
            <text:p>39.883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501" calcext:value-type="float">
            <text:p>39.822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4387968" calcext:value-type="float">
            <text:p>39.8344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42557968" calcext:value-type="float">
            <text:p>39.8942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9562" calcext:value-type="float">
            <text:p>39.92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44487968" calcext:value-type="float">
            <text:p>39.914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611776" calcext:value-type="float">
            <text:p>39.926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08317968" calcext:value-type="float">
            <text:p>39.9308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9687968" calcext:value-type="float">
            <text:p>39.883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6847968" calcext:value-type="float">
            <text:p>39.8976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6796" calcext:value-type="float">
            <text:p>39.8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13017968" calcext:value-type="float">
            <text:p>39.8813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91378984" calcext:value-type="float">
            <text:p>39.8391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63437968" calcext:value-type="float">
            <text:p>39.8363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8028984" calcext:value-type="float">
            <text:p>39.8258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89167968" calcext:value-type="float">
            <text:p>39.8489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17058984" calcext:value-type="float">
            <text:p>39.8117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547" calcext:value-type="float">
            <text:p>39.809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6618984" calcext:value-type="float">
            <text:p>39.8406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44287968" calcext:value-type="float">
            <text:p>39.7544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7266" calcext:value-type="float">
            <text:p>39.847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9637968" calcext:value-type="float">
            <text:p>39.8439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58687968" calcext:value-type="float">
            <text:p>39.8458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64377968" calcext:value-type="float">
            <text:p>39.8264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0502" calcext:value-type="float">
            <text:p>39.83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4678984" calcext:value-type="float">
            <text:p>39.8124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03317968" calcext:value-type="float">
            <text:p>39.7403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76038984" calcext:value-type="float">
            <text:p>39.7576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251" calcext:value-type="float">
            <text:p>39.727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39537968" calcext:value-type="float">
            <text:p>39.7639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5257" calcext:value-type="float">
            <text:p>39.775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22748984" calcext:value-type="float">
            <text:p>39.7922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6058984" calcext:value-type="float">
            <text:p>39.7736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23307968" calcext:value-type="float">
            <text:p>39.7323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629" calcext:value-type="float">
            <text:p>39.703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59808984" calcext:value-type="float">
            <text:p>39.7259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33797968" calcext:value-type="float">
            <text:p>39.7433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8067968" calcext:value-type="float">
            <text:p>39.7308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9057" calcext:value-type="float">
            <text:p>39.699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09007968" calcext:value-type="float">
            <text:p>39.7209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43628984" calcext:value-type="float">
            <text:p>39.7343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539" calcext:value-type="float">
            <text:p>39.745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1244" calcext:value-type="float">
            <text:p>39.6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88358984" calcext:value-type="float">
            <text:p>39.7088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449" calcext:value-type="float">
            <text:p>39.73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74767968" calcext:value-type="float">
            <text:p>39.7574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54777968" calcext:value-type="float">
            <text:p>39.7654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8547968" calcext:value-type="float">
            <text:p>39.7338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07177968" calcext:value-type="float">
            <text:p>39.7807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02708984" calcext:value-type="float">
            <text:p>39.7602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33088984" calcext:value-type="float">
            <text:p>39.6833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0566" calcext:value-type="float">
            <text:p>39.58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07967968" calcext:value-type="float">
            <text:p>39.6507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31817968" calcext:value-type="float">
            <text:p>39.6831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79748984" calcext:value-type="float">
            <text:p>39.6779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1827968" calcext:value-type="float">
            <text:p>39.6911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818" calcext:value-type="float">
            <text:p>39.69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8858984" calcext:value-type="float">
            <text:p>39.727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8394" calcext:value-type="float">
            <text:p>39.72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581" calcext:value-type="float">
            <text:p>39.700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2698984" calcext:value-type="float">
            <text:p>39.7522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9898984" calcext:value-type="float">
            <text:p>39.7979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87518984" calcext:value-type="float">
            <text:p>39.7987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55998984" calcext:value-type="float">
            <text:p>39.7255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1447" calcext:value-type="float">
            <text:p>39.771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2387968" calcext:value-type="float">
            <text:p>39.7582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6197968" calcext:value-type="float">
            <text:p>39.7586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02377968" calcext:value-type="float">
            <text:p>39.7502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71897968" calcext:value-type="float">
            <text:p>39.747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85488984" calcext:value-type="float">
            <text:p>39.6985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92068984" calcext:value-type="float">
            <text:p>39.6292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7711" calcext:value-type="float">
            <text:p>39.597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73677968" calcext:value-type="float">
            <text:p>39.647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5048984" calcext:value-type="float">
            <text:p>39.7275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8681" calcext:value-type="float">
            <text:p>39.738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51248984" calcext:value-type="float">
            <text:p>39.7351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41648984" calcext:value-type="float">
            <text:p>39.6741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2598984" calcext:value-type="float">
            <text:p>39.6722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818" calcext:value-type="float">
            <text:p>39.69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6969" calcext:value-type="float">
            <text:p>39.756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35677968" calcext:value-type="float">
            <text:p>39.7235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0417968" calcext:value-type="float">
            <text:p>39.7060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9631" calcext:value-type="float">
            <text:p>39.719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5667968" calcext:value-type="float">
            <text:p>39.7155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78527968" calcext:value-type="float">
            <text:p>39.7178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8947968" calcext:value-type="float">
            <text:p>39.6728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6547968" calcext:value-type="float">
            <text:p>39.6576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829" calcext:value-type="float">
            <text:p>39.65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0012" calcext:value-type="float">
            <text:p>39.7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97627968" calcext:value-type="float">
            <text:p>39.759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115" calcext:value-type="float">
            <text:p>39.782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493" calcext:value-type="float">
            <text:p>39.758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24297968" calcext:value-type="float">
            <text:p>39.762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2679" calcext:value-type="float">
            <text:p>39.722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58016" calcext:value-type="float">
            <text:p>39.739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25568984" calcext:value-type="float">
            <text:p>39.7625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1353" calcext:value-type="float">
            <text:p>39.781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0601" calcext:value-type="float">
            <text:p>39.860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24447968" calcext:value-type="float">
            <text:p>39.8824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7688984" calcext:value-type="float">
            <text:p>39.9347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419" calcext:value-type="float">
            <text:p>39.928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86678984" calcext:value-type="float">
            <text:p>39.8886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315" calcext:value-type="float">
            <text:p>39.858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58178984" calcext:value-type="float">
            <text:p>39.9458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621" calcext:value-type="float">
            <text:p>40.020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01968984" calcext:value-type="float">
            <text:p>39.9301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74258984" calcext:value-type="float">
            <text:p>39.8574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37988984" calcext:value-type="float">
            <text:p>39.793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59808984" calcext:value-type="float">
            <text:p>39.7259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42788984" calcext:value-type="float">
            <text:p>39.8242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81828984" calcext:value-type="float">
            <text:p>39.8181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73268984" calcext:value-type="float">
            <text:p>39.8273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13957968" calcext:value-type="float">
            <text:p>39.8713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5361" calcext:value-type="float">
            <text:p>39.845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9364" calcext:value-type="float">
            <text:p>39.8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6687" calcext:value-type="float">
            <text:p>39.786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6687968" calcext:value-type="float">
            <text:p>39.7696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91047968" calcext:value-type="float">
            <text:p>39.8291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89398984" calcext:value-type="float">
            <text:p>39.7789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3658984" calcext:value-type="float">
            <text:p>39.7583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9542" calcext:value-type="float">
            <text:p>39.769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57647968" calcext:value-type="float">
            <text:p>39.7757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783" calcext:value-type="float">
            <text:p>39.78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6029" calcext:value-type="float">
            <text:p>39.856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39078984" calcext:value-type="float">
            <text:p>39.903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32907968" calcext:value-type="float">
            <text:p>39.7932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3644" calcext:value-type="float">
            <text:p>39.8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05248" calcext:value-type="float">
            <text:p>39.8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8127" calcext:value-type="float">
            <text:p>39.878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5208984" calcext:value-type="float">
            <text:p>39.8555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509" calcext:value-type="float">
            <text:p>39.886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8513" calcext:value-type="float">
            <text:p>39.918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57897968" calcext:value-type="float">
            <text:p>39.9757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2714" calcext:value-type="float">
            <text:p>40.002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31508984" calcext:value-type="float">
            <text:p>39.9431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219" calcext:value-type="float">
            <text:p>39.852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8221" calcext:value-type="float">
            <text:p>39.868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7228984" calcext:value-type="float">
            <text:p>39.9477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9178984" calcext:value-type="float">
            <text:p>39.9839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36308984" calcext:value-type="float">
            <text:p>39.973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5957968" calcext:value-type="float">
            <text:p>39.9475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61938984" calcext:value-type="float">
            <text:p>39.9061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67678984" calcext:value-type="float">
            <text:p>39.926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118" calcext:value-type="float">
            <text:p>39.9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90157968" calcext:value-type="float">
            <text:p>39.8790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14338984" calcext:value-type="float">
            <text:p>39.9214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6748984" calcext:value-type="float">
            <text:p>39.9446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26527968" calcext:value-type="float">
            <text:p>40.022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2687968" calcext:value-type="float">
            <text:p>39.9982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11568984" calcext:value-type="float">
            <text:p>39.9911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56907968" calcext:value-type="float">
            <text:p>39.9456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94117968" calcext:value-type="float">
            <text:p>39.9994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3558984" calcext:value-type="float">
            <text:p>40.0593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46617968" calcext:value-type="float">
            <text:p>40.0946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94217968" calcext:value-type="float">
            <text:p>40.0794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26527968" calcext:value-type="float">
            <text:p>40.022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95438984" calcext:value-type="float">
            <text:p>40.0395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4707968" calcext:value-type="float">
            <text:p>40.0904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95438984" calcext:value-type="float">
            <text:p>40.0395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51317968" calcext:value-type="float">
            <text:p>40.0451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8439" calcext:value-type="float">
            <text:p>40.088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0918" calcext:value-type="float">
            <text:p>40.11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03867968" calcext:value-type="float">
            <text:p>40.1803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95588984" calcext:value-type="float">
            <text:p>40.1595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837" calcext:value-type="float">
            <text:p>40.224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885" calcext:value-type="float">
            <text:p>40.22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02368984" calcext:value-type="float">
            <text:p>40.2502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39197968" calcext:value-type="float">
            <text:p>40.2539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69118984" calcext:value-type="float">
            <text:p>40.3169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23" calcext:value-type="float">
            <text:p>40.32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4753" calcext:value-type="float">
            <text:p>40.314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9998" calcext:value-type="float">
            <text:p>40.369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917" calcext:value-type="float">
            <text:p>40.483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1631" calcext:value-type="float">
            <text:p>40.481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23467968" calcext:value-type="float">
            <text:p>40.622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93927968" calcext:value-type="float">
            <text:p>40.6093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28548984" calcext:value-type="float">
            <text:p>40.6228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5877968" calcext:value-type="float">
            <text:p>40.6455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2687968" calcext:value-type="float">
            <text:p>40.7602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04848984" calcext:value-type="float">
            <text:p>40.7104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97937968" calcext:value-type="float">
            <text:p>40.7697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04898984" calcext:value-type="float">
            <text:p>40.750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3288984" calcext:value-type="float">
            <text:p>40.9863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27072" calcext:value-type="float">
            <text:p>40.8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56558984" calcext:value-type="float">
            <text:p>40.9356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58257968" calcext:value-type="float">
            <text:p>41.0258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00467968" calcext:value-type="float">
            <text:p>41.2700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5811" calcext:value-type="float">
            <text:p>43.445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9077968" calcext:value-type="float">
            <text:p>43.9679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18548984" calcext:value-type="float">
            <text:p>44.0518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23437968" calcext:value-type="float">
            <text:p>42.1223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5017" calcext:value-type="float">
            <text:p>41.665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84918984" calcext:value-type="float">
            <text:p>41.5284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32818984" calcext:value-type="float">
            <text:p>41.7532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9633" calcext:value-type="float">
            <text:p>41.259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422" calcext:value-type="float">
            <text:p>41.3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25488984" calcext:value-type="float">
            <text:p>41.2225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3347968" calcext:value-type="float">
            <text:p>41.2883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05398984" calcext:value-type="float">
            <text:p>41.1505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14848984" calcext:value-type="float">
            <text:p>41.0914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03618984" calcext:value-type="float">
            <text:p>41.2503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9119" calcext:value-type="float">
            <text:p>41.719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38708984" calcext:value-type="float">
            <text:p>41.893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2408984" calcext:value-type="float">
            <text:p>41.8062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58167968" calcext:value-type="float">
            <text:p>41.715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2248984" calcext:value-type="float">
            <text:p>41.6782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73938984" calcext:value-type="float">
            <text:p>41.8873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0638" calcext:value-type="float">
            <text:p>41.680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522" calcext:value-type="float">
            <text:p>41.7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7448984" calcext:value-type="float">
            <text:p>41.6477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1202" calcext:value-type="float">
            <text:p>41.621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62517968" calcext:value-type="float">
            <text:p>41.3862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50397968" calcext:value-type="float">
            <text:p>41.5950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10567968" calcext:value-type="float">
            <text:p>41.7310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3507968" calcext:value-type="float">
            <text:p>41.7973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9753" calcext:value-type="float">
            <text:p>42.219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24384" calcext:value-type="float">
            <text:p>41.9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12647968" calcext:value-type="float">
            <text:p>41.871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65428984" calcext:value-type="float">
            <text:p>41.936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13278984" calcext:value-type="float">
            <text:p>42.1213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65547968" calcext:value-type="float">
            <text:p>42.2865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8417" calcext:value-type="float">
            <text:p>42.198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92298984" calcext:value-type="float">
            <text:p>42.0992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0148984" calcext:value-type="float">
            <text:p>41.9030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3768984" calcext:value-type="float">
            <text:p>41.7513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63467968" calcext:value-type="float">
            <text:p>42.146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75037968" calcext:value-type="float">
            <text:p>41.4975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65787968" calcext:value-type="float">
            <text:p>41.7165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94128984" calcext:value-type="float">
            <text:p>42.0394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46018984" calcext:value-type="float">
            <text:p>44.694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2168984" calcext:value-type="float">
            <text:p>44.6622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57838984" calcext:value-type="float">
            <text:p>44.2457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0408984" calcext:value-type="float">
            <text:p>42.1110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70437968" calcext:value-type="float">
            <text:p>41.6270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8748984" calcext:value-type="float">
            <text:p>41.5448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44957968" calcext:value-type="float">
            <text:p>41.8144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82957968" calcext:value-type="float">
            <text:p>41.7382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38077968" calcext:value-type="float">
            <text:p>41.6438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15657968" calcext:value-type="float">
            <text:p>41.2315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1048984" calcext:value-type="float">
            <text:p>41.8611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66777968" calcext:value-type="float">
            <text:p>41.746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18287968" calcext:value-type="float">
            <text:p>41.8118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510784" calcext:value-type="float">
            <text:p>41.96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48327968" calcext:value-type="float">
            <text:p>42.2248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19908984" calcext:value-type="float">
            <text:p>42.0919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6748984" calcext:value-type="float">
            <text:p>42.2306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91358984" calcext:value-type="float">
            <text:p>42.1091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0548984" calcext:value-type="float">
            <text:p>41.8420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91517968" calcext:value-type="float">
            <text:p>41.7291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27968984" calcext:value-type="float">
            <text:p>41.6827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9708984" calcext:value-type="float">
            <text:p>41.9319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1667968" calcext:value-type="float">
            <text:p>41.8491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7267968" calcext:value-type="float">
            <text:p>42.1387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60428984" calcext:value-type="float">
            <text:p>41.746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89128984" calcext:value-type="float">
            <text:p>41.8489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55547968" calcext:value-type="float">
            <text:p>41.9055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059" calcext:value-type="float">
            <text:p>42.382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24958984" calcext:value-type="float">
            <text:p>42.3224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75837968" calcext:value-type="float">
            <text:p>42.1375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84697968" calcext:value-type="float">
            <text:p>42.3684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8229" calcext:value-type="float">
            <text:p>42.218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4888984" calcext:value-type="float">
            <text:p>42.2664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2801" calcext:value-type="float">
            <text:p>42.222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5338984" calcext:value-type="float">
            <text:p>42.2455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613" calcext:value-type="float">
            <text:p>42.242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6759" calcext:value-type="float">
            <text:p>41.886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7308984" calcext:value-type="float">
            <text:p>42.2977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79817968" calcext:value-type="float">
            <text:p>43.797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24607968" calcext:value-type="float">
            <text:p>44.5824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68097968" calcext:value-type="float">
            <text:p>44.3268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73287968" calcext:value-type="float">
            <text:p>43.9073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67408984" calcext:value-type="float">
            <text:p>41.9967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5208984" calcext:value-type="float">
            <text:p>41.7605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3007968" calcext:value-type="float">
            <text:p>42.1593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26157968" calcext:value-type="float">
            <text:p>42.0126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82167968" calcext:value-type="float">
            <text:p>41.8682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2384" calcext:value-type="float">
            <text:p>41.8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74697968" calcext:value-type="float">
            <text:p>41.9874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90777968" calcext:value-type="float">
            <text:p>41.8990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60937968" calcext:value-type="float">
            <text:p>41.6460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4558984" calcext:value-type="float">
            <text:p>42.0024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20117968" calcext:value-type="float">
            <text:p>41.7520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4328984" calcext:value-type="float">
            <text:p>41.4374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7187968" calcext:value-type="float">
            <text:p>41.312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13977968" calcext:value-type="float">
            <text:p>41.4113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845" calcext:value-type="float">
            <text:p>40.9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70327968" calcext:value-type="float">
            <text:p>40.7770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7427968" calcext:value-type="float">
            <text:p>41.1237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1889" calcext:value-type="float">
            <text:p>41.021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7848984" calcext:value-type="float">
            <text:p>41.2057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7528984" calcext:value-type="float">
            <text:p>42.4737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8947968" calcext:value-type="float">
            <text:p>43.1018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8542" calcext:value-type="float">
            <text:p>43.198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3567968" calcext:value-type="float">
            <text:p>42.2263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80698984" calcext:value-type="float">
            <text:p>40.4380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361" calcext:value-type="float">
            <text:p>40.31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10878984" calcext:value-type="float">
            <text:p>40.2010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79177968" calcext:value-type="float">
            <text:p>40.2379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8988984" calcext:value-type="float">
            <text:p>40.5938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4707968" calcext:value-type="float">
            <text:p>40.4714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8118984" calcext:value-type="float">
            <text:p>39.8978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38628984" calcext:value-type="float">
            <text:p>39.5438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17598984" calcext:value-type="float">
            <text:p>39.4817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5747968" calcext:value-type="float">
            <text:p>39.3985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4547968" calcext:value-type="float">
            <text:p>39.5814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03008" calcext:value-type="float">
            <text:p>39.697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2857" calcext:value-type="float">
            <text:p>39.62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2657968" calcext:value-type="float">
            <text:p>39.5932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834" calcext:value-type="float">
            <text:p>39.819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1297968" calcext:value-type="float">
            <text:p>39.6481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9482" calcext:value-type="float">
            <text:p>39.28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25577968" calcext:value-type="float">
            <text:p>39.2625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47778984" calcext:value-type="float">
            <text:p>39.2447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82368984" calcext:value-type="float">
            <text:p>39.4882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01927968" calcext:value-type="float">
            <text:p>39.3901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34418984" calcext:value-type="float">
            <text:p>39.2234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429" calcext:value-type="float">
            <text:p>39.246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6897968" calcext:value-type="float">
            <text:p>39.175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6298984" calcext:value-type="float">
            <text:p>39.2036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75007968" calcext:value-type="float">
            <text:p>39.1875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9378" calcext:value-type="float">
            <text:p>39.21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40567968" calcext:value-type="float">
            <text:p>39.0640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49458984" calcext:value-type="float">
            <text:p>39.0649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7078984" calcext:value-type="float">
            <text:p>39.065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21517968" calcext:value-type="float">
            <text:p>39.0621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035" calcext:value-type="float">
            <text:p>39.142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79707968" calcext:value-type="float">
            <text:p>39.1379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19918984" calcext:value-type="float">
            <text:p>39.0519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603" calcext:value-type="float">
            <text:p>39.114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7948984" calcext:value-type="float">
            <text:p>38.9997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27307968" calcext:value-type="float">
            <text:p>39.1227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27488984" calcext:value-type="float">
            <text:p>39.0127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14837968" calcext:value-type="float">
            <text:p>39.0514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01858984" calcext:value-type="float">
            <text:p>39.0801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3049" calcext:value-type="float">
            <text:p>38.873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80347968" calcext:value-type="float">
            <text:p>38.8880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85378984" calcext:value-type="float">
            <text:p>38.8485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765" calcext:value-type="float">
            <text:p>38.886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8248984" calcext:value-type="float">
            <text:p>38.8588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3811" calcext:value-type="float">
            <text:p>38.873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8787968" calcext:value-type="float">
            <text:p>38.7828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845" calcext:value-type="float">
            <text:p>38.76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4867968" calcext:value-type="float">
            <text:p>38.6944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30567968" calcext:value-type="float">
            <text:p>38.6830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88098984" calcext:value-type="float">
            <text:p>38.7388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981" calcext:value-type="float">
            <text:p>38.709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8076" calcext:value-type="float">
            <text:p>38.7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2097968" calcext:value-type="float">
            <text:p>38.7642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92848984" calcext:value-type="float">
            <text:p>38.7292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5397968" calcext:value-type="float">
            <text:p>38.7375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11948984" calcext:value-type="float">
            <text:p>38.7711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1985" calcext:value-type="float">
            <text:p>38.741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5879" calcext:value-type="float">
            <text:p>38.655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126" calcext:value-type="float">
            <text:p>38.72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9948984" calcext:value-type="float">
            <text:p>38.6949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85737968" calcext:value-type="float">
            <text:p>38.6285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39458984" calcext:value-type="float">
            <text:p>38.6839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5884" calcext:value-type="float">
            <text:p>38.6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9209" calcext:value-type="float">
            <text:p>38.629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62268984" calcext:value-type="float">
            <text:p>38.6462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205376" calcext:value-type="float">
            <text:p>38.65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94397968" calcext:value-type="float">
            <text:p>38.6994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34708984" calcext:value-type="float">
            <text:p>38.6934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5879" calcext:value-type="float">
            <text:p>38.655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5317968" calcext:value-type="float">
            <text:p>38.6735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52437968" calcext:value-type="float">
            <text:p>38.6552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29577968" calcext:value-type="float">
            <text:p>38.6529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6508984" calcext:value-type="float">
            <text:p>38.6096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27697968" calcext:value-type="float">
            <text:p>38.6727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5048984" calcext:value-type="float">
            <text:p>38.5845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86018984" calcext:value-type="float">
            <text:p>38.598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60338984" calcext:value-type="float">
            <text:p>38.6260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4618984" calcext:value-type="float">
            <text:p>38.6214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0678984" calcext:value-type="float">
            <text:p>38.517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6348984" calcext:value-type="float">
            <text:p>38.4816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0149" calcext:value-type="float">
            <text:p>38.530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17947968" calcext:value-type="float">
            <text:p>38.4917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96967968" calcext:value-type="float">
            <text:p>38.4696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14137968" calcext:value-type="float">
            <text:p>38.4914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45838984" calcext:value-type="float">
            <text:p>38.4545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6809" calcext:value-type="float">
            <text:p>38.476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0812" calcext:value-type="float">
            <text:p>38.5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08678984" calcext:value-type="float">
            <text:p>38.4408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8991" calcext:value-type="float">
            <text:p>38.408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4998" calcext:value-type="float">
            <text:p>38.46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08678984" calcext:value-type="float">
            <text:p>38.4408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6387968" calcext:value-type="float">
            <text:p>38.3866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2097968" calcext:value-type="float">
            <text:p>38.3832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7628984" calcext:value-type="float">
            <text:p>38.3627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6799" calcext:value-type="float">
            <text:p>38.396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0609" calcext:value-type="float">
            <text:p>38.400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85487968" calcext:value-type="float">
            <text:p>38.4285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2938984" calcext:value-type="float">
            <text:p>38.4202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31157968" calcext:value-type="float">
            <text:p>38.3931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6837968" calcext:value-type="float">
            <text:p>38.365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67392" calcext:value-type="float">
            <text:p>38.32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54348984" calcext:value-type="float">
            <text:p>38.4054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0223" calcext:value-type="float">
            <text:p>38.360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3907968" calcext:value-type="float">
            <text:p>38.307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8031" calcext:value-type="float">
            <text:p>38.348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18078984" calcext:value-type="float">
            <text:p>38.3418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4889" calcext:value-type="float">
            <text:p>38.354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15308984" calcext:value-type="float">
            <text:p>38.4115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091" calcext:value-type="float">
            <text:p>38.447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64507968" calcext:value-type="float">
            <text:p>38.4064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91358984" calcext:value-type="float">
            <text:p>38.2991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0881" calcext:value-type="float">
            <text:p>38.290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8058984" calcext:value-type="float">
            <text:p>38.3258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18078984" calcext:value-type="float">
            <text:p>38.3418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0604" calcext:value-type="float">
            <text:p>38.3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33927968" calcext:value-type="float">
            <text:p>38.3233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8407" calcext:value-type="float">
            <text:p>38.308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267" calcext:value-type="float">
            <text:p>38.331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3266" calcext:value-type="float">
            <text:p>38.32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07307968" calcext:value-type="float">
            <text:p>38.3607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53917968" calcext:value-type="float">
            <text:p>38.3153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93" calcext:value-type="float">
            <text:p>38.30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9634" calcext:value-type="float">
            <text:p>38.21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0758984" calcext:value-type="float">
            <text:p>38.2000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1907968" calcext:value-type="float">
            <text:p>38.231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592032" calcext:value-type="float">
            <text:p>38.31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829" calcext:value-type="float">
            <text:p>38.255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2687" calcext:value-type="float">
            <text:p>38.262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85337968" calcext:value-type="float">
            <text:p>38.3085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3642" calcext:value-type="float">
            <text:p>38.28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3454" calcext:value-type="float">
            <text:p>38.30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2838984" calcext:value-type="float">
            <text:p>38.3402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4691" calcext:value-type="float">
            <text:p>38.294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5255" calcext:value-type="float">
            <text:p>38.23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24658984" calcext:value-type="float">
            <text:p>38.2724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7165" calcext:value-type="float">
            <text:p>38.27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022" calcext:value-type="float">
            <text:p>38.27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1074" calcext:value-type="float">
            <text:p>38.3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9357" calcext:value-type="float">
            <text:p>38.289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7717968" calcext:value-type="float">
            <text:p>38.3077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5265" calcext:value-type="float">
            <text:p>38.31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67227968" calcext:value-type="float">
            <text:p>38.2967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94128984" calcext:value-type="float">
            <text:p>38.2294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6497" calcext:value-type="float">
            <text:p>38.266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81708984" calcext:value-type="float">
            <text:p>38.1981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0527968" calcext:value-type="float">
            <text:p>38.2700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6757968" calcext:value-type="float">
            <text:p>38.301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20898984" calcext:value-type="float">
            <text:p>38.3120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28187968" calcext:value-type="float">
            <text:p>38.3028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7833" calcext:value-type="float">
            <text:p>38.287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07207968" calcext:value-type="float">
            <text:p>38.2807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3907968" calcext:value-type="float">
            <text:p>38.307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724864" calcext:value-type="float">
            <text:p>38.36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2838984" calcext:value-type="float">
            <text:p>38.3402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86558984" calcext:value-type="float">
            <text:p>38.2686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44748984" calcext:value-type="float">
            <text:p>38.3444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18637968" calcext:value-type="float">
            <text:p>38.2818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16048984" calcext:value-type="float">
            <text:p>38.2416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49448984" calcext:value-type="float">
            <text:p>38.2949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56228984" calcext:value-type="float">
            <text:p>38.3856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8218984" calcext:value-type="float">
            <text:p>38.4538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8516" calcext:value-type="float">
            <text:p>38.4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38068984" calcext:value-type="float">
            <text:p>38.3338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6867968" calcext:value-type="float">
            <text:p>38.3896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8307968" calcext:value-type="float">
            <text:p>38.398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459" calcext:value-type="float">
            <text:p>38.343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0127968" calcext:value-type="float">
            <text:p>38.3310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13428984" calcext:value-type="float">
            <text:p>38.431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37787968" calcext:value-type="float">
            <text:p>38.3637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1356" calcext:value-type="float">
            <text:p>38.2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5377968" calcext:value-type="float">
            <text:p>38.3405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9667968" calcext:value-type="float">
            <text:p>38.3439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9367" calcext:value-type="float">
            <text:p>38.369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17138984" calcext:value-type="float">
            <text:p>38.3517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44567968" calcext:value-type="float">
            <text:p>38.4544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42028984" calcext:value-type="float">
            <text:p>38.4542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6799" calcext:value-type="float">
            <text:p>38.396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03497968" calcext:value-type="float">
            <text:p>38.3603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4508" calcext:value-type="float">
            <text:p>38.3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96258984" calcext:value-type="float">
            <text:p>38.409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901" calcext:value-type="float">
            <text:p>38.450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37328984" calcext:value-type="float">
            <text:p>38.5037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00218984" calcext:value-type="float">
            <text:p>38.5300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96077968" calcext:value-type="float">
            <text:p>38.519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1767" calcext:value-type="float">
            <text:p>38.521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3478984" calcext:value-type="float">
            <text:p>38.4713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7848984" calcext:value-type="float">
            <text:p>38.5387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84576" calcext:value-type="float">
            <text:p>38.51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48708984" calcext:value-type="float">
            <text:p>38.464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9658984" calcext:value-type="float">
            <text:p>38.462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6591" calcext:value-type="float">
            <text:p>38.256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9557968" calcext:value-type="float">
            <text:p>38.2559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1398984" calcext:value-type="float">
            <text:p>38.3311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19627968" calcext:value-type="float">
            <text:p>38.3119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6878" calcext:value-type="float">
            <text:p>38.26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63698984" calcext:value-type="float">
            <text:p>38.2663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3538" calcext:value-type="float">
            <text:p>38.21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2177968" calcext:value-type="float">
            <text:p>38.0662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857" calcext:value-type="float">
            <text:p>38.08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22197968" calcext:value-type="float">
            <text:p>38.0822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53948984" calcext:value-type="float">
            <text:p>38.0853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5368984" calcext:value-type="float">
            <text:p>38.0785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32078984" calcext:value-type="float">
            <text:p>38.1132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5617968" calcext:value-type="float">
            <text:p>38.1515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6298984" calcext:value-type="float">
            <text:p>38.0606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5314" calcext:value-type="float">
            <text:p>37.945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0366" calcext:value-type="float">
            <text:p>37.980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76477968" calcext:value-type="float">
            <text:p>38.0776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04368984" calcext:value-type="float">
            <text:p>38.0404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9468984" calcext:value-type="float">
            <text:p>37.9299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9868984" calcext:value-type="float">
            <text:p>37.8689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0648984" calcext:value-type="float">
            <text:p>38.1120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61977968" calcext:value-type="float">
            <text:p>37.9061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8627968" calcext:value-type="float">
            <text:p>37.8928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319296" calcext:value-type="float">
            <text:p>38.013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3617968" calcext:value-type="float">
            <text:p>38.0753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0198984" calcext:value-type="float">
            <text:p>38.1330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82034424" calcext:value-type="float">
            <text:p>37.92820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90237968" calcext:value-type="float">
            <text:p>38.4190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70347968" calcext:value-type="float">
            <text:p>38.5070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62827968" calcext:value-type="float">
            <text:p>38.5862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01998984" calcext:value-type="float">
            <text:p>38.4301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14418984" calcext:value-type="float">
            <text:p>38.4614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9466" calcext:value-type="float">
            <text:p>38.39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2547968" calcext:value-type="float">
            <text:p>38.7432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9521" calcext:value-type="float">
            <text:p>38.839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5617" calcext:value-type="float">
            <text:p>38.845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69198984" calcext:value-type="float">
            <text:p>38.8569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37497968" calcext:value-type="float">
            <text:p>38.893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4298984" calcext:value-type="float">
            <text:p>38.7464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68358984" calcext:value-type="float">
            <text:p>38.9468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05977968" calcext:value-type="float">
            <text:p>38.8205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98098984" calcext:value-type="float">
            <text:p>39.1198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774" calcext:value-type="float">
            <text:p>39.0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4728984" calcext:value-type="float">
            <text:p>39.0904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63127968" calcext:value-type="float">
            <text:p>38.8263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57668984" calcext:value-type="float">
            <text:p>38.7757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79407968" calcext:value-type="float">
            <text:p>38.8979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6033" calcext:value-type="float">
            <text:p>39.126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47878984" calcext:value-type="float">
            <text:p>39.324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2441" calcext:value-type="float">
            <text:p>39.342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4058984" calcext:value-type="float">
            <text:p>39.3164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9106" calcext:value-type="float">
            <text:p>39.32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70507968" calcext:value-type="float">
            <text:p>39.3970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1308" calcext:value-type="float">
            <text:p>39.4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48576" calcext:value-type="float">
            <text:p>39.06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55938984" calcext:value-type="float">
            <text:p>38.9155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5018984" calcext:value-type="float">
            <text:p>38.9415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61397968" calcext:value-type="float">
            <text:p>38.966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80297968" calcext:value-type="float">
            <text:p>38.8480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19" calcext:value-type="float">
            <text:p>38.85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3738984" calcext:value-type="float">
            <text:p>39.0603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8227968" calcext:value-type="float">
            <text:p>39.0968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6706" calcext:value-type="float">
            <text:p>39.17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32057968" calcext:value-type="float">
            <text:p>39.1132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47878984" calcext:value-type="float">
            <text:p>39.324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85138984" calcext:value-type="float">
            <text:p>39.4185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61438984" calcext:value-type="float">
            <text:p>39.5061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7691" calcext:value-type="float">
            <text:p>39.437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19247968" calcext:value-type="float">
            <text:p>39.5319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44087968" calcext:value-type="float">
            <text:p>39.5944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85307968" calcext:value-type="float">
            <text:p>39.8085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93967968" calcext:value-type="float">
            <text:p>39.8793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8668984" calcext:value-type="float">
            <text:p>39.9568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19597968" calcext:value-type="float">
            <text:p>39.811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90138984" calcext:value-type="float">
            <text:p>39.6090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95828984" calcext:value-type="float">
            <text:p>39.5895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25318984" calcext:value-type="float">
            <text:p>39.5625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5732" calcext:value-type="float">
            <text:p>39.7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4129" calcext:value-type="float">
            <text:p>39.894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4518984" calcext:value-type="float">
            <text:p>40.065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56398984" calcext:value-type="float">
            <text:p>40.0456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925088" calcext:value-type="float">
            <text:p>40.549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9558" calcext:value-type="float">
            <text:p>40.659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26468984" calcext:value-type="float">
            <text:p>40.4826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42567968" calcext:value-type="float">
            <text:p>40.6642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04717968" calcext:value-type="float">
            <text:p>40.8604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61108984" calcext:value-type="float">
            <text:p>40.7661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0847968" calcext:value-type="float">
            <text:p>40.8120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7935" calcext:value-type="float">
            <text:p>40.627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222" calcext:value-type="float">
            <text:p>40.638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05638984" calcext:value-type="float">
            <text:p>40.5805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63438984" calcext:value-type="float">
            <text:p>41.1063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05198984" calcext:value-type="float">
            <text:p>40.9905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4626" calcext:value-type="float">
            <text:p>41.584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9687968" calcext:value-type="float">
            <text:p>41.407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5873" calcext:value-type="float">
            <text:p>41.655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99518984" calcext:value-type="float">
            <text:p>41.7799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83847968" calcext:value-type="float">
            <text:p>41.6883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8194" calcext:value-type="float">
            <text:p>41.93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91817968" calcext:value-type="float">
            <text:p>41.9691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03358984" calcext:value-type="float">
            <text:p>44.0903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40887968" calcext:value-type="float">
            <text:p>44.6540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34338984" calcext:value-type="float">
            <text:p>44.4934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837" calcext:value-type="float">
            <text:p>43.272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2938984" calcext:value-type="float">
            <text:p>41.4682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1351" calcext:value-type="float">
            <text:p>42.0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62377968" calcext:value-type="float">
            <text:p>42.0362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10027968" calcext:value-type="float">
            <text:p>42.0610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25838984" calcext:value-type="float">
            <text:p>41.5025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402336" calcext:value-type="float">
            <text:p>41.91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06598984" calcext:value-type="float">
            <text:p>42.1106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1697968" calcext:value-type="float">
            <text:p>41.4921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0366" calcext:value-type="float">
            <text:p>41.790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7694" calcext:value-type="float">
            <text:p>41.747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46478984" calcext:value-type="float">
            <text:p>42.0146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43458984" calcext:value-type="float">
            <text:p>41.8843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6428" calcext:value-type="float">
            <text:p>42.2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59888984" calcext:value-type="float">
            <text:p>42.075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4177968" calcext:value-type="float">
            <text:p>41.9524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20317968" calcext:value-type="float">
            <text:p>41.9120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1688984" calcext:value-type="float">
            <text:p>41.611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8065" calcext:value-type="float">
            <text:p>41.66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89028984" calcext:value-type="float">
            <text:p>41.7689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9557968" calcext:value-type="float">
            <text:p>42.8279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403" calcext:value-type="float">
            <text:p>44.372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80857968" calcext:value-type="float">
            <text:p>43.8680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62997968" calcext:value-type="float">
            <text:p>44.0562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2168984" calcext:value-type="float">
            <text:p>41.6142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6041" calcext:value-type="float">
            <text:p>41.476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9178984" calcext:value-type="float">
            <text:p>41.1269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9607968" calcext:value-type="float">
            <text:p>41.3439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7267968" calcext:value-type="float">
            <text:p>41.3767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05798984" calcext:value-type="float">
            <text:p>41.4705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3827968" calcext:value-type="float">
            <text:p>41.6723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5637968" calcext:value-type="float">
            <text:p>41.9775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97457968" calcext:value-type="float">
            <text:p>41.9097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7957968" calcext:value-type="float">
            <text:p>41.5477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44588984" calcext:value-type="float">
            <text:p>41.2644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17737968" calcext:value-type="float">
            <text:p>41.3717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2678984" calcext:value-type="float">
            <text:p>40.8792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3868" calcext:value-type="float">
            <text:p>40.8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01138984" calcext:value-type="float">
            <text:p>40.790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774688" calcext:value-type="float">
            <text:p>40.707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1407968" calcext:value-type="float">
            <text:p>40.4981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25428984" calcext:value-type="float">
            <text:p>40.412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21437968" calcext:value-type="float">
            <text:p>40.5221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365" calcext:value-type="float">
            <text:p>40.63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5377968" calcext:value-type="float">
            <text:p>40.6265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78078984" calcext:value-type="float">
            <text:p>40.6278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21687968" calcext:value-type="float">
            <text:p>40.7221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32077968" calcext:value-type="float">
            <text:p>40.6532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21818984" calcext:value-type="float">
            <text:p>40.5721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43538984" calcext:value-type="float">
            <text:p>40.424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265" calcext:value-type="float">
            <text:p>40.2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03867968" calcext:value-type="float">
            <text:p>40.1803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13648984" calcext:value-type="float">
            <text:p>40.1313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79508984" calcext:value-type="float">
            <text:p>40.2479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4198984" calcext:value-type="float">
            <text:p>40.1904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20528984" calcext:value-type="float">
            <text:p>40.3020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3726" calcext:value-type="float">
            <text:p>42.00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75357968" calcext:value-type="float">
            <text:p>43.2775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56288984" calcext:value-type="float">
            <text:p>43.0056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26578984" calcext:value-type="float">
            <text:p>41.3326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34588984" calcext:value-type="float">
            <text:p>40.8834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4566" calcext:value-type="float">
            <text:p>41.104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5578984" calcext:value-type="float">
            <text:p>40.5325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4333" calcext:value-type="float">
            <text:p>40.764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91338984" calcext:value-type="float">
            <text:p>40.5691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03308984" calcext:value-type="float">
            <text:p>40.2403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62057968" calcext:value-type="float">
            <text:p>40.2562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891072" calcext:value-type="float">
            <text:p>40.448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9835" calcext:value-type="float">
            <text:p>40.58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45268984" calcext:value-type="float">
            <text:p>40.2845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019" calcext:value-type="float">
            <text:p>40.538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158" calcext:value-type="float">
            <text:p>40.507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9178984" calcext:value-type="float">
            <text:p>40.3649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6183" calcext:value-type="float">
            <text:p>40.326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8088984" calcext:value-type="float">
            <text:p>40.2548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5227968" calcext:value-type="float">
            <text:p>40.1255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33488984" calcext:value-type="float">
            <text:p>40.0033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42148984" calcext:value-type="float">
            <text:p>40.0742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475" calcext:value-type="float">
            <text:p>39.99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86247968" calcext:value-type="float">
            <text:p>39.7986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26967968" calcext:value-type="float">
            <text:p>39.6126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1567968" calcext:value-type="float">
            <text:p>39.4831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93748984" calcext:value-type="float">
            <text:p>39.4493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41348984" calcext:value-type="float">
            <text:p>39.4341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2362" calcext:value-type="float">
            <text:p>39.47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36317968" calcext:value-type="float">
            <text:p>39.4736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03957968" calcext:value-type="float">
            <text:p>39.4903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80538984" calcext:value-type="float">
            <text:p>39.5480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47138984" calcext:value-type="float">
            <text:p>39.4947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6837968" calcext:value-type="float">
            <text:p>39.508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509" calcext:value-type="float">
            <text:p>39.505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8227968" calcext:value-type="float">
            <text:p>39.4778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507" calcext:value-type="float">
            <text:p>39.489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19478984" calcext:value-type="float">
            <text:p>39.4619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7122" calcext:value-type="float">
            <text:p>39.45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022" calcext:value-type="float">
            <text:p>39.41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29537968" calcext:value-type="float">
            <text:p>39.3829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3158984" calcext:value-type="float">
            <text:p>39.3583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6731" calcext:value-type="float">
            <text:p>39.376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16128" calcext:value-type="float">
            <text:p>39.4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23997968" calcext:value-type="float">
            <text:p>39.5223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56738984" calcext:value-type="float">
            <text:p>39.5556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82318984" calcext:value-type="float">
            <text:p>39.4482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349" calcext:value-type="float">
            <text:p>39.35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04978984" calcext:value-type="float">
            <text:p>39.2904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4038984" calcext:value-type="float">
            <text:p>39.3004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485" calcext:value-type="float">
            <text:p>39.31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0338" calcext:value-type="float">
            <text:p>39.280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12217968" calcext:value-type="float">
            <text:p>39.2412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5697968" calcext:value-type="float">
            <text:p>39.3585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158" calcext:value-type="float">
            <text:p>39.3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51307968" calcext:value-type="float">
            <text:p>39.2751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63627968" calcext:value-type="float">
            <text:p>39.2263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47778984" calcext:value-type="float">
            <text:p>39.2447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6037968" calcext:value-type="float">
            <text:p>39.2496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82018984" calcext:value-type="float">
            <text:p>39.2082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7848984" calcext:value-type="float">
            <text:p>39.3007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7201" calcext:value-type="float">
            <text:p>39.327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5479" calcext:value-type="float">
            <text:p>39.265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74398984" calcext:value-type="float">
            <text:p>39.2074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6518" calcext:value-type="float">
            <text:p>39.19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07798984" calcext:value-type="float">
            <text:p>39.2607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0847968" calcext:value-type="float">
            <text:p>39.2880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12548984" calcext:value-type="float">
            <text:p>39.2512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04597968" calcext:value-type="float">
            <text:p>39.240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04597968" calcext:value-type="float">
            <text:p>39.240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50976" calcext:value-type="float">
            <text:p>39.252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0737968" calcext:value-type="float">
            <text:p>39.2000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3878984" calcext:value-type="float">
            <text:p>39.1723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65838984" calcext:value-type="float">
            <text:p>39.2165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8648984" calcext:value-type="float">
            <text:p>39.1788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2327" calcext:value-type="float">
            <text:p>39.192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2488984" calcext:value-type="float">
            <text:p>39.2032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37138984" calcext:value-type="float">
            <text:p>39.1137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451" calcext:value-type="float">
            <text:p>39.041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1649" calcext:value-type="float">
            <text:p>39.101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67718984" calcext:value-type="float">
            <text:p>39.1967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3465" calcext:value-type="float">
            <text:p>39.153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0088984" calcext:value-type="float">
            <text:p>39.1880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8168984" calcext:value-type="float">
            <text:p>39.1758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2858984" calcext:value-type="float">
            <text:p>39.1182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9207968" calcext:value-type="float">
            <text:p>39.1189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3507968" calcext:value-type="float">
            <text:p>39.1303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5543" calcext:value-type="float">
            <text:p>39.015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251" calcext:value-type="float">
            <text:p>39.13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88267968" calcext:value-type="float">
            <text:p>39.1288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20858984" calcext:value-type="float">
            <text:p>39.0420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87177968" calcext:value-type="float">
            <text:p>39.0187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4316" calcext:value-type="float">
            <text:p>39.1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74907968" calcext:value-type="float">
            <text:p>39.1074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0017968" calcext:value-type="float">
            <text:p>39.0050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2358984" calcext:value-type="float">
            <text:p>39.0992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789" calcext:value-type="float">
            <text:p>39.078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163" calcext:value-type="float">
            <text:p>39.023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454" calcext:value-type="float">
            <text:p>39.06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353888" calcext:value-type="float">
            <text:p>39.04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62437968" calcext:value-type="float">
            <text:p>39.0362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36148984" calcext:value-type="float">
            <text:p>39.0836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90428984" calcext:value-type="float">
            <text:p>39.079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874" calcext:value-type="float">
            <text:p>38.99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09328984" calcext:value-type="float">
            <text:p>38.9609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2778984" calcext:value-type="float">
            <text:p>39.0542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5807968" calcext:value-type="float">
            <text:p>39.0655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43387968" calcext:value-type="float">
            <text:p>39.0343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28478984" calcext:value-type="float">
            <text:p>39.0428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5747968" calcext:value-type="float">
            <text:p>39.0175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1937968" calcext:value-type="float">
            <text:p>39.0171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48368984" calcext:value-type="float">
            <text:p>38.9548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51897968" calcext:value-type="float">
            <text:p>38.985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15068984" calcext:value-type="float">
            <text:p>38.9815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1827968" calcext:value-type="float">
            <text:p>38.9291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0298" calcext:value-type="float">
            <text:p>38.96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78848984" calcext:value-type="float">
            <text:p>38.9578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4009" calcext:value-type="float">
            <text:p>38.934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94978984" calcext:value-type="float">
            <text:p>38.9094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73108984" calcext:value-type="float">
            <text:p>38.9373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78848984" calcext:value-type="float">
            <text:p>38.9578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6458984" calcext:value-type="float">
            <text:p>38.9506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7868984" calcext:value-type="float">
            <text:p>38.9357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4488984" calcext:value-type="float">
            <text:p>38.8984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8586" calcext:value-type="float">
            <text:p>38.97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99597968" calcext:value-type="float">
            <text:p>39.049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72877968" calcext:value-type="float">
            <text:p>39.0072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040736" calcext:value-type="float">
            <text:p>38.89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9526" calcext:value-type="float">
            <text:p>38.87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099" calcext:value-type="float">
            <text:p>38.892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5818984" calcext:value-type="float">
            <text:p>38.8195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24037968" calcext:value-type="float">
            <text:p>38.7924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03997968" calcext:value-type="float">
            <text:p>38.7603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33028984" calcext:value-type="float">
            <text:p>38.873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22588984" calcext:value-type="float">
            <text:p>38.9022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09837968" calcext:value-type="float">
            <text:p>38.8609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13647968" calcext:value-type="float">
            <text:p>38.8613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14637968" calcext:value-type="float">
            <text:p>38.891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387" calcext:value-type="float">
            <text:p>38.910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67927968" calcext:value-type="float">
            <text:p>38.8567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3528984" calcext:value-type="float">
            <text:p>38.8923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2767" calcext:value-type="float">
            <text:p>38.902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05037968" calcext:value-type="float">
            <text:p>38.8305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9347968" calcext:value-type="float">
            <text:p>38.8499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12048984" calcext:value-type="float">
            <text:p>38.8512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9258984" calcext:value-type="float">
            <text:p>38.9049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69248984" calcext:value-type="float">
            <text:p>38.896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89947968" calcext:value-type="float">
            <text:p>38.9489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6572" calcext:value-type="float">
            <text:p>38.8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27238984" calcext:value-type="float">
            <text:p>38.812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179" calcext:value-type="float">
            <text:p>38.770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6897968" calcext:value-type="float">
            <text:p>38.794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44027968" calcext:value-type="float">
            <text:p>38.7844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3425" calcext:value-type="float">
            <text:p>38.8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1713" calcext:value-type="float">
            <text:p>38.851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93152" calcext:value-type="float">
            <text:p>38.93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82377968" calcext:value-type="float">
            <text:p>38.9882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099" calcext:value-type="float">
            <text:p>38.892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41488984" calcext:value-type="float">
            <text:p>38.7841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20327968" calcext:value-type="float">
            <text:p>38.8720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67037968" calcext:value-type="float">
            <text:p>38.9067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6017968" calcext:value-type="float">
            <text:p>38.8526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19668984" calcext:value-type="float">
            <text:p>38.8519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01277968" calcext:value-type="float">
            <text:p>38.8701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6285" calcext:value-type="float">
            <text:p>38.85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85378984" calcext:value-type="float">
            <text:p>38.8485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31148984" calcext:value-type="float">
            <text:p>38.8931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8675" calcext:value-type="float">
            <text:p>38.92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1638984" calcext:value-type="float">
            <text:p>38.9041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858" calcext:value-type="float">
            <text:p>38.86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0382" calcext:value-type="float">
            <text:p>38.87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7827968" calcext:value-type="float">
            <text:p>38.7767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5907968" calcext:value-type="float">
            <text:p>38.7645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4778984" calcext:value-type="float">
            <text:p>38.7494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4067968" calcext:value-type="float">
            <text:p>38.8164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78367968" calcext:value-type="float">
            <text:p>38.8278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234" calcext:value-type="float">
            <text:p>38.82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79357968" calcext:value-type="float">
            <text:p>38.8579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51978984" calcext:value-type="float">
            <text:p>38.795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0257968" calcext:value-type="float">
            <text:p>38.8160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61578984" calcext:value-type="float">
            <text:p>38.8561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87917968" calcext:value-type="float">
            <text:p>38.8487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15858984" calcext:value-type="float">
            <text:p>38.8515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2177968" calcext:value-type="float">
            <text:p>38.8282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331" calcext:value-type="float">
            <text:p>38.843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5898984" calcext:value-type="float">
            <text:p>38.8835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93657968" calcext:value-type="float">
            <text:p>38.869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1984" calcext:value-type="float">
            <text:p>38.8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52637968" calcext:value-type="float">
            <text:p>38.8152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09028984" calcext:value-type="float">
            <text:p>38.7209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0753" calcext:value-type="float">
            <text:p>38.790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8698984" calcext:value-type="float">
            <text:p>38.8378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7417968" calcext:value-type="float">
            <text:p>38.8297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379" calcext:value-type="float">
            <text:p>38.846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84057968" calcext:value-type="float">
            <text:p>38.8084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4888984" calcext:value-type="float">
            <text:p>38.8374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6977968" calcext:value-type="float">
            <text:p>38.8586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96477968" calcext:value-type="float">
            <text:p>38.8396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054" calcext:value-type="float">
            <text:p>38.91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6013" calcext:value-type="float">
            <text:p>38.966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2648984" calcext:value-type="float">
            <text:p>38.9502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94597968" calcext:value-type="float">
            <text:p>38.859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46288984" calcext:value-type="float">
            <text:p>38.8146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477" calcext:value-type="float">
            <text:p>38.868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8867968" calcext:value-type="float">
            <text:p>38.8468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0127968" calcext:value-type="float">
            <text:p>38.7120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85228984" calcext:value-type="float">
            <text:p>38.7285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01177968" calcext:value-type="float">
            <text:p>38.7901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331" calcext:value-type="float">
            <text:p>38.843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3148" calcext:value-type="float">
            <text:p>38.9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15" calcext:value-type="float">
            <text:p>38.9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2574" calcext:value-type="float">
            <text:p>38.88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6378984" calcext:value-type="float">
            <text:p>38.886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6947968" calcext:value-type="float">
            <text:p>38.8346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6478" calcext:value-type="float">
            <text:p>38.87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38487968" calcext:value-type="float">
            <text:p>38.9238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4518984" calcext:value-type="float">
            <text:p>38.922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42432" calcext:value-type="float">
            <text:p>38.91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6348984" calcext:value-type="float">
            <text:p>38.8626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23147968" calcext:value-type="float">
            <text:p>38.8423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8863" calcext:value-type="float">
            <text:p>38.908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68258984" calcext:value-type="float">
            <text:p>38.8668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52078984" calcext:value-type="float">
            <text:p>38.8752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21598984" calcext:value-type="float">
            <text:p>38.8721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1812" calcext:value-type="float">
            <text:p>38.8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06027968" calcext:value-type="float">
            <text:p>38.8606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47047968" calcext:value-type="float">
            <text:p>38.9147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06127968" calcext:value-type="float">
            <text:p>38.9406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81337968" calcext:value-type="float">
            <text:p>38.918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914" calcext:value-type="float">
            <text:p>38.93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3915" calcext:value-type="float">
            <text:p>38.94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15627968" calcext:value-type="float">
            <text:p>38.9215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4385" calcext:value-type="float">
            <text:p>38.894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02317968" calcext:value-type="float">
            <text:p>38.9402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60407968" calcext:value-type="float">
            <text:p>38.9360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89288984" calcext:value-type="float">
            <text:p>38.9289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2847968" calcext:value-type="float">
            <text:p>38.9832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1457968" calcext:value-type="float">
            <text:p>39.0141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8408984" calcext:value-type="float">
            <text:p>38.9868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7948984" calcext:value-type="float">
            <text:p>38.9997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09378984" calcext:value-type="float">
            <text:p>39.000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0204" calcext:value-type="float">
            <text:p>38.9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9338984" calcext:value-type="float">
            <text:p>38.9689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73184" calcext:value-type="float">
            <text:p>38.95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07398984" calcext:value-type="float">
            <text:p>38.9407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38487968" calcext:value-type="float">
            <text:p>38.9238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43668984" calcext:value-type="float">
            <text:p>39.0043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1654" calcext:value-type="float">
            <text:p>39.14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59208984" calcext:value-type="float">
            <text:p>39.2459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17017968" calcext:value-type="float">
            <text:p>39.2717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9987968" calcext:value-type="float">
            <text:p>39.3619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45767968" calcext:value-type="float">
            <text:p>39.4145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882" calcext:value-type="float">
            <text:p>39.44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6375" calcext:value-type="float">
            <text:p>39.57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21508984" calcext:value-type="float">
            <text:p>39.5621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5777968" calcext:value-type="float">
            <text:p>39.4225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3045" calcext:value-type="float">
            <text:p>39.60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44727968" calcext:value-type="float">
            <text:p>39.3444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5519" calcext:value-type="float">
            <text:p>39.585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78527968" calcext:value-type="float">
            <text:p>39.7178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8127" calcext:value-type="float">
            <text:p>39.878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2367968" calcext:value-type="float">
            <text:p>39.7422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9987968" calcext:value-type="float">
            <text:p>39.7429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7208984" calcext:value-type="float">
            <text:p>39.9317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63518984" calcext:value-type="float">
            <text:p>39.6463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9127968" calcext:value-type="float">
            <text:p>39.8169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7208984" calcext:value-type="float">
            <text:p>39.9317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5688984" calcext:value-type="float">
            <text:p>39.858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87287968" calcext:value-type="float">
            <text:p>39.8687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1526" calcext:value-type="float">
            <text:p>39.64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981" calcext:value-type="float">
            <text:p>40.233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2783" calcext:value-type="float">
            <text:p>39.792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60917968" calcext:value-type="float">
            <text:p>40.1060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0447968" calcext:value-type="float">
            <text:p>40.1110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29778984" calcext:value-type="float">
            <text:p>40.0829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51117968" calcext:value-type="float">
            <text:p>39.8851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49337968" calcext:value-type="float">
            <text:p>39.984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051264" calcext:value-type="float">
            <text:p>40.860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71258984" calcext:value-type="float">
            <text:p>41.2671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01207968" calcext:value-type="float">
            <text:p>41.1001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58257968" calcext:value-type="float">
            <text:p>41.0258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483" calcext:value-type="float">
            <text:p>41.583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43348984" calcext:value-type="float">
            <text:p>41.0343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39357968" calcext:value-type="float">
            <text:p>41.1439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68978984" calcext:value-type="float">
            <text:p>40.9668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66258984" calcext:value-type="float">
            <text:p>41.076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7237968" calcext:value-type="float">
            <text:p>40.9717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35538984" calcext:value-type="float">
            <text:p>41.6435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65308984" calcext:value-type="float">
            <text:p>44.1265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1368984" calcext:value-type="float">
            <text:p>43.6411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938" calcext:value-type="float">
            <text:p>43.69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2118984" calcext:value-type="float">
            <text:p>41.1932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28708984" calcext:value-type="float">
            <text:p>41.512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56018984" calcext:value-type="float">
            <text:p>41.265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52327968" calcext:value-type="float">
            <text:p>41.6152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58548984" calcext:value-type="float">
            <text:p>41.7658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57" calcext:value-type="float">
            <text:p>41.7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94268984" calcext:value-type="float">
            <text:p>41.3894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941" calcext:value-type="float">
            <text:p>41.056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4388" calcext:value-type="float">
            <text:p>41.2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0262" calcext:value-type="float">
            <text:p>41.720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8648984" calcext:value-type="float">
            <text:p>41.8458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2387968" calcext:value-type="float">
            <text:p>41.6632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4462" calcext:value-type="float">
            <text:p>41.03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0143" calcext:value-type="float">
            <text:p>41.530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1377968" calcext:value-type="float">
            <text:p>41.2361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40997968" calcext:value-type="float">
            <text:p>41.6940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12837968" calcext:value-type="float">
            <text:p>41.2612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54597968" calcext:value-type="float">
            <text:p>41.145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9361" calcext:value-type="float">
            <text:p>41.369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30016" calcext:value-type="float">
            <text:p>43.595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9498" calcext:value-type="float">
            <text:p>43.98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64777968" calcext:value-type="float">
            <text:p>43.9564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01598984" calcext:value-type="float">
            <text:p>41.9201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8178" calcext:value-type="float">
            <text:p>41.04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5902" calcext:value-type="float">
            <text:p>41.125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3667968" calcext:value-type="float">
            <text:p>41.1633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7169" calcext:value-type="float">
            <text:p>41.357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67648984" calcext:value-type="float">
            <text:p>41.4267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41868984" calcext:value-type="float">
            <text:p>41.3741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2948" calcext:value-type="float">
            <text:p>41.1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36727968" calcext:value-type="float">
            <text:p>40.5636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03" calcext:value-type="float">
            <text:p>40.62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73637968" calcext:value-type="float">
            <text:p>40.3773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3204" calcext:value-type="float">
            <text:p>40.1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1267968" calcext:value-type="float">
            <text:p>40.7671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0478" calcext:value-type="float">
            <text:p>40.400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36558984" calcext:value-type="float">
            <text:p>40.1736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9827968" calcext:value-type="float">
            <text:p>40.3769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74988984" calcext:value-type="float">
            <text:p>42.7274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721" calcext:value-type="float">
            <text:p>42.44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2607968" calcext:value-type="float">
            <text:p>42.2202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5931" calcext:value-type="float">
            <text:p>40.595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9898984" calcext:value-type="float">
            <text:p>39.4169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79167968" calcext:value-type="float">
            <text:p>39.4679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2278984" calcext:value-type="float">
            <text:p>39.4162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5738984" calcext:value-type="float">
            <text:p>39.5175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8478" calcext:value-type="float">
            <text:p>39.638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382528" calcext:value-type="float">
            <text:p>39.35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73308984" calcext:value-type="float">
            <text:p>39.0973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573" calcext:value-type="float">
            <text:p>38.874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43028984" calcext:value-type="float">
            <text:p>39.2543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70238984" calcext:value-type="float">
            <text:p>38.9270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73948984" calcext:value-type="float">
            <text:p>38.8473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3658984" calcext:value-type="float">
            <text:p>38.9963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91068984" calcext:value-type="float">
            <text:p>38.8291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8867968" calcext:value-type="float">
            <text:p>38.4658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7187968" calcext:value-type="float">
            <text:p>38.645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2188" calcext:value-type="float">
            <text:p>38.8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1807968" calcext:value-type="float">
            <text:p>38.9131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938" calcext:value-type="float">
            <text:p>39.12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84238984" calcext:value-type="float">
            <text:p>38.6984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79538984" calcext:value-type="float">
            <text:p>38.7479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0008984" calcext:value-type="float">
            <text:p>38.3620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41038984" calcext:value-type="float">
            <text:p>38.4241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0228" calcext:value-type="float">
            <text:p>38.4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46628984" calcext:value-type="float">
            <text:p>38.3246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913" calcext:value-type="float">
            <text:p>38.75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2888984" calcext:value-type="float">
            <text:p>38.7612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43337968" calcext:value-type="float">
            <text:p>38.9943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3959" calcext:value-type="float">
            <text:p>38.533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76287968" calcext:value-type="float">
            <text:p>38.6876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2918984" calcext:value-type="float">
            <text:p>38.7852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63317968" calcext:value-type="float">
            <text:p>38.2163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27078984" calcext:value-type="float">
            <text:p>37.922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0727" calcext:value-type="float">
            <text:p>37.820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84918984" calcext:value-type="float">
            <text:p>37.7184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26704" calcext:value-type="float">
            <text:p>37.67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70537968" calcext:value-type="float">
            <text:p>37.8970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93397968" calcext:value-type="float">
            <text:p>37.8993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471" calcext:value-type="float">
            <text:p>37.68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9287968" calcext:value-type="float">
            <text:p>37.658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77067968" calcext:value-type="float">
            <text:p>37.7877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8342" calcext:value-type="float">
            <text:p>37.788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67798984" calcext:value-type="float">
            <text:p>37.7367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0417968" calcext:value-type="float">
            <text:p>37.8010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07828984" calcext:value-type="float">
            <text:p>37.760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2947968" calcext:value-type="float">
            <text:p>37.5392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58657968" calcext:value-type="float">
            <text:p>37.5358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90027968" calcext:value-type="float">
            <text:p>37.4890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9527968" calcext:value-type="float">
            <text:p>37.4699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02647968" calcext:value-type="float">
            <text:p>37.680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60987968" calcext:value-type="float">
            <text:p>37.8760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30988984" calcext:value-type="float">
            <text:p>38.0030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95808984" calcext:value-type="float">
            <text:p>38.0495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0918984" calcext:value-type="float">
            <text:p>37.9470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80437968" calcext:value-type="float">
            <text:p>38.1980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437" calcext:value-type="float">
            <text:p>38.77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68598984" calcext:value-type="float">
            <text:p>38.3768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038" calcext:value-type="float">
            <text:p>38.023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91748984" calcext:value-type="float">
            <text:p>37.849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2518" calcext:value-type="float">
            <text:p>37.672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84487968" calcext:value-type="float">
            <text:p>37.628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163" calcext:value-type="float">
            <text:p>37.499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32192" calcext:value-type="float">
            <text:p>37.414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58838984" calcext:value-type="float">
            <text:p>37.4258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2147968" calcext:value-type="float">
            <text:p>39.1852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15387968" calcext:value-type="float">
            <text:p>39.4915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95678984" calcext:value-type="float">
            <text:p>39.4695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89718984" calcext:value-type="float">
            <text:p>37.7489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6428984" calcext:value-type="float">
            <text:p>37.0216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0998984" calcext:value-type="float">
            <text:p>36.8680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4506" calcext:value-type="float">
            <text:p>36.814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36827968" calcext:value-type="float">
            <text:p>36.8336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174" calcext:value-type="float">
            <text:p>36.82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93" calcext:value-type="float">
            <text:p>36.77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2695" calcext:value-type="float">
            <text:p>36.80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2225" calcext:value-type="float">
            <text:p>36.8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4699" calcext:value-type="float">
            <text:p>36.834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26287968" calcext:value-type="float">
            <text:p>36.7826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7831" calcext:value-type="float">
            <text:p>36.747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68578984" calcext:value-type="float">
            <text:p>36.8368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213" calcext:value-type="float">
            <text:p>36.756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17627968" calcext:value-type="float">
            <text:p>36.711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3729" calcext:value-type="float">
            <text:p>36.693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9738984" calcext:value-type="float">
            <text:p>36.6219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94567968" calcext:value-type="float">
            <text:p>36.5494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54637968" calcext:value-type="float">
            <text:p>36.605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4956" calcext:value-type="float">
            <text:p>36.60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7722" calcext:value-type="float">
            <text:p>36.637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6297" calcext:value-type="float">
            <text:p>36.666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858" calcext:value-type="float">
            <text:p>36.582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63428984" calcext:value-type="float">
            <text:p>36.526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45318984" calcext:value-type="float">
            <text:p>36.5145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989" calcext:value-type="float">
            <text:p>36.487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26268984" calcext:value-type="float">
            <text:p>36.5126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44608" calcext:value-type="float">
            <text:p>36.548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6497968" calcext:value-type="float">
            <text:p>36.5696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89817968" calcext:value-type="float">
            <text:p>36.558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3187968" calcext:value-type="float">
            <text:p>36.5883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06047968" calcext:value-type="float">
            <text:p>36.5906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9658984" calcext:value-type="float">
            <text:p>36.557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64368984" calcext:value-type="float">
            <text:p>36.5164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96397968" calcext:value-type="float">
            <text:p>36.4896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98608984" calcext:value-type="float">
            <text:p>36.4798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3229" calcext:value-type="float">
            <text:p>36.503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3234" calcext:value-type="float">
            <text:p>36.54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9231" calcext:value-type="float">
            <text:p>36.51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7148984" calcext:value-type="float">
            <text:p>36.4547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55327968" calcext:value-type="float">
            <text:p>36.3955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25787968" calcext:value-type="float">
            <text:p>36.3825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36377968" calcext:value-type="float">
            <text:p>36.4736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3788" calcext:value-type="float">
            <text:p>36.40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12708984" calcext:value-type="float">
            <text:p>36.3312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5747968" calcext:value-type="float">
            <text:p>36.3505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214" calcext:value-type="float">
            <text:p>36.383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6568984" calcext:value-type="float">
            <text:p>36.3716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3783" calcext:value-type="float">
            <text:p>36.363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17508984" calcext:value-type="float">
            <text:p>36.3617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2047968" calcext:value-type="float">
            <text:p>36.4382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7187968" calcext:value-type="float">
            <text:p>36.359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80298984" calcext:value-type="float">
            <text:p>36.3080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44637968" calcext:value-type="float">
            <text:p>36.224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1868" calcext:value-type="float">
            <text:p>36.28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4737968" calcext:value-type="float">
            <text:p>36.3044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669" calcext:value-type="float">
            <text:p>36.213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47888984" calcext:value-type="float">
            <text:p>36.2847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45068984" calcext:value-type="float">
            <text:p>36.3145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65998984" calcext:value-type="float">
            <text:p>36.2965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263" calcext:value-type="float">
            <text:p>36.28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15147968" calcext:value-type="float">
            <text:p>36.2515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8437968" calcext:value-type="float">
            <text:p>36.2168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7388984" calcext:value-type="float">
            <text:p>36.2657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22948984" calcext:value-type="float">
            <text:p>36.1422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5027968" calcext:value-type="float">
            <text:p>36.1555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989" calcext:value-type="float">
            <text:p>36.106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797" calcext:value-type="float">
            <text:p>36.094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0737968" calcext:value-type="float">
            <text:p>36.1520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11468984" calcext:value-type="float">
            <text:p>36.1011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21677968" calcext:value-type="float">
            <text:p>36.1421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62697968" calcext:value-type="float">
            <text:p>36.1962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23607968" calcext:value-type="float">
            <text:p>36.1623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48628984" calcext:value-type="float">
            <text:p>36.1148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88327968" calcext:value-type="float">
            <text:p>36.1288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75298984" calcext:value-type="float">
            <text:p>36.1175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05728984" calcext:value-type="float">
            <text:p>36.0805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53378984" calcext:value-type="float">
            <text:p>36.1053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23536" calcext:value-type="float">
            <text:p>36.05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00647968" calcext:value-type="float">
            <text:p>36.0800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7939" calcext:value-type="float">
            <text:p>36.087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5658" calcext:value-type="float">
            <text:p>36.12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20637968" calcext:value-type="float">
            <text:p>36.0720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31408984" calcext:value-type="float">
            <text:p>36.0531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9607968" calcext:value-type="float">
            <text:p>36.0099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7667968" calcext:value-type="float">
            <text:p>35.9817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4114" calcext:value-type="float">
            <text:p>35.964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5578984" calcext:value-type="float">
            <text:p>35.9605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1729" calcext:value-type="float">
            <text:p>35.931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733" calcext:value-type="float">
            <text:p>35.963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826" calcext:value-type="float">
            <text:p>35.94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9255" calcext:value-type="float">
            <text:p>35.94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96687968" calcext:value-type="float">
            <text:p>35.9596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925" calcext:value-type="float">
            <text:p>35.9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4387968" calcext:value-type="float">
            <text:p>36.0244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99888984" calcext:value-type="float">
            <text:p>35.979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874" calcext:value-type="float">
            <text:p>35.94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1987968" calcext:value-type="float">
            <text:p>36.0091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28157968" calcext:value-type="float">
            <text:p>35.9928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4648984" calcext:value-type="float">
            <text:p>35.9784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2971" calcext:value-type="float">
            <text:p>35.962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2684" calcext:value-type="float">
            <text:p>35.95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1442" calcext:value-type="float">
            <text:p>35.92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14647968" calcext:value-type="float">
            <text:p>35.8514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0257968" calcext:value-type="float">
            <text:p>35.7680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6479" calcext:value-type="float">
            <text:p>35.836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56838984" calcext:value-type="float">
            <text:p>35.8256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53637968" calcext:value-type="float">
            <text:p>35.8053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6378984" calcext:value-type="float">
            <text:p>35.838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9057" calcext:value-type="float">
            <text:p>35.889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34687968" calcext:value-type="float">
            <text:p>35.8834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90288984" calcext:value-type="float">
            <text:p>35.9190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72416" calcext:value-type="float">
            <text:p>35.938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92827968" calcext:value-type="float">
            <text:p>35.9192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54677968" calcext:value-type="float">
            <text:p>35.8754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04207968" calcext:value-type="float">
            <text:p>35.8804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40377968" calcext:value-type="float">
            <text:p>35.8640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8387968" calcext:value-type="float">
            <text:p>35.7958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31817968" calcext:value-type="float">
            <text:p>35.8731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067" calcext:value-type="float">
            <text:p>35.84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9522" calcext:value-type="float">
            <text:p>35.79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78708984" calcext:value-type="float">
            <text:p>35.797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2207968" calcext:value-type="float">
            <text:p>35.8042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1714" calcext:value-type="float">
            <text:p>35.81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62197968" calcext:value-type="float">
            <text:p>35.7962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3057968" calcext:value-type="float">
            <text:p>35.7223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31517968" calcext:value-type="float">
            <text:p>35.6331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60167968" calcext:value-type="float">
            <text:p>35.6960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94457968" calcext:value-type="float">
            <text:p>35.6994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5208984" calcext:value-type="float">
            <text:p>35.6645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4841" calcext:value-type="float">
            <text:p>35.684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60067968" calcext:value-type="float">
            <text:p>35.6160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26767968" calcext:value-type="float">
            <text:p>35.6426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81147968" calcext:value-type="float">
            <text:p>35.7181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50108984" calcext:value-type="float">
            <text:p>35.7750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6817968" calcext:value-type="float">
            <text:p>35.6826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59177968" calcext:value-type="float">
            <text:p>35.6659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5877968" calcext:value-type="float">
            <text:p>35.6925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3798984" calcext:value-type="float">
            <text:p>35.6793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66368" calcext:value-type="float">
            <text:p>35.698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16327968" calcext:value-type="float">
            <text:p>35.6716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57428984" calcext:value-type="float">
            <text:p>35.5357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9388984" calcext:value-type="float">
            <text:p>35.5799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6731" calcext:value-type="float">
            <text:p>35.566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683" calcext:value-type="float">
            <text:p>35.59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20087968" calcext:value-type="float">
            <text:p>35.6320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83308984" calcext:value-type="float">
            <text:p>35.6683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3027968" calcext:value-type="float">
            <text:p>35.6983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267" calcext:value-type="float">
            <text:p>35.66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62987968" calcext:value-type="float">
            <text:p>35.6662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85947968" calcext:value-type="float">
            <text:p>35.7485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1041" calcext:value-type="float">
            <text:p>35.761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4643" calcext:value-type="float">
            <text:p>35.624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2808984" calcext:value-type="float">
            <text:p>35.6492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8839" calcext:value-type="float">
            <text:p>35.668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74367968" calcext:value-type="float">
            <text:p>35.6274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04238984" calcext:value-type="float">
            <text:p>35.6504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6618984" calcext:value-type="float">
            <text:p>35.6496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7317968" calcext:value-type="float">
            <text:p>35.7017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2273" calcext:value-type="float">
            <text:p>35.712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6897968" calcext:value-type="float">
            <text:p>35.746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5425" calcext:value-type="float">
            <text:p>35.7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34818984" calcext:value-type="float">
            <text:p>35.7334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97277968" calcext:value-type="float">
            <text:p>35.6697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38478984" calcext:value-type="float">
            <text:p>35.6138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281664" calcext:value-type="float">
            <text:p>35.67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71978984" calcext:value-type="float">
            <text:p>35.747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379" calcext:value-type="float">
            <text:p>35.798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83508984" calcext:value-type="float">
            <text:p>35.8283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25977968" calcext:value-type="float">
            <text:p>35.7725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6248984" calcext:value-type="float">
            <text:p>35.7346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4945" calcext:value-type="float">
            <text:p>35.754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97758984" calcext:value-type="float">
            <text:p>35.7997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5999" calcext:value-type="float">
            <text:p>35.805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9428" calcext:value-type="float">
            <text:p>35.80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8671" calcext:value-type="float">
            <text:p>35.848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8963" calcext:value-type="float">
            <text:p>35.898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39487968" calcext:value-type="float">
            <text:p>35.9139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5617968" calcext:value-type="float">
            <text:p>35.8655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734" calcext:value-type="float">
            <text:p>35.8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2585" calcext:value-type="float">
            <text:p>35.922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299" calcext:value-type="float">
            <text:p>35.920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45458984" calcext:value-type="float">
            <text:p>35.8645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6979" calcext:value-type="float">
            <text:p>36.026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5688984" calcext:value-type="float">
            <text:p>36.048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5578984" calcext:value-type="float">
            <text:p>35.9605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9717968" calcext:value-type="float">
            <text:p>36.0979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4619" calcext:value-type="float">
            <text:p>36.194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5391" calcext:value-type="float">
            <text:p>36.275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97037968" calcext:value-type="float">
            <text:p>36.2397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9607968" calcext:value-type="float">
            <text:p>36.3909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6197968" calcext:value-type="float">
            <text:p>36.3296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9404" calcext:value-type="float">
            <text:p>36.37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5787" calcext:value-type="float">
            <text:p>36.395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1247968" calcext:value-type="float">
            <text:p>36.5601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25328984" calcext:value-type="float">
            <text:p>36.5225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71248984" calcext:value-type="float">
            <text:p>36.6871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2047968" calcext:value-type="float">
            <text:p>36.8192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1087" calcext:value-type="float">
            <text:p>36.891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001984" calcext:value-type="float">
            <text:p>37.070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20098984" calcext:value-type="float">
            <text:p>37.6720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8089" calcext:value-type="float">
            <text:p>37.288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0449" calcext:value-type="float">
            <text:p>37.120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61508984" calcext:value-type="float">
            <text:p>37.2761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801" calcext:value-type="float">
            <text:p>37.41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1746" calcext:value-type="float">
            <text:p>37.59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9029" calcext:value-type="float">
            <text:p>37.189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1398984" calcext:value-type="float">
            <text:p>37.5691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7027968" calcext:value-type="float">
            <text:p>37.3747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73888984" calcext:value-type="float">
            <text:p>38.0373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33967968" calcext:value-type="float">
            <text:p>37.5933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47227968" calcext:value-type="float">
            <text:p>37.5347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22398984" calcext:value-type="float">
            <text:p>39.5122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8236" calcext:value-type="float">
            <text:p>39.9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61707968" calcext:value-type="float">
            <text:p>39.9761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72258984" calcext:value-type="float">
            <text:p>38.2572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413" calcext:value-type="float">
            <text:p>37.594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15748984" calcext:value-type="float">
            <text:p>38.0015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4438" calcext:value-type="float">
            <text:p>37.794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6308" calcext:value-type="float">
            <text:p>37.51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38127968" calcext:value-type="float">
            <text:p>37.873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85508984" calcext:value-type="float">
            <text:p>37.4285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445" calcext:value-type="float">
            <text:p>37.46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11488984" calcext:value-type="float">
            <text:p>37.6411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02597968" calcext:value-type="float">
            <text:p>37.6402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24798984" calcext:value-type="float">
            <text:p>37.6224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7486" calcext:value-type="float">
            <text:p>37.797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34907968" calcext:value-type="float">
            <text:p>37.5834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75068984" calcext:value-type="float">
            <text:p>37.4575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7486" calcext:value-type="float">
            <text:p>37.797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5907968" calcext:value-type="float">
            <text:p>38.0025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33808984" calcext:value-type="float">
            <text:p>37.9733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3231" calcext:value-type="float">
            <text:p>38.043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40107968" calcext:value-type="float">
            <text:p>37.9340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75927968" calcext:value-type="float">
            <text:p>37.6375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581" calcext:value-type="float">
            <text:p>38.17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20197968" calcext:value-type="float">
            <text:p>40.2920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30197968" calcext:value-type="float">
            <text:p>40.6730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2556" calcext:value-type="float">
            <text:p>40.2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861" calcext:value-type="float">
            <text:p>38.511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35238984" calcext:value-type="float">
            <text:p>37.5935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84768984" calcext:value-type="float">
            <text:p>37.598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291" calcext:value-type="float">
            <text:p>37.7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5294" calcext:value-type="float">
            <text:p>37.78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214" calcext:value-type="float">
            <text:p>37.907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55147968" calcext:value-type="float">
            <text:p>37.7755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3775" calcext:value-type="float">
            <text:p>37.82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8505" calcext:value-type="float">
            <text:p>37.568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52658984" calcext:value-type="float">
            <text:p>37.8152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20807968" calcext:value-type="float">
            <text:p>37.7320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14827968" calcext:value-type="float">
            <text:p>38.2814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9157968" calcext:value-type="float">
            <text:p>37.9359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191" calcext:value-type="float">
            <text:p>38.14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9098984" calcext:value-type="float">
            <text:p>37.6339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2858984" calcext:value-type="float">
            <text:p>37.9752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3439" calcext:value-type="float">
            <text:p>38.183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709" calcext:value-type="float">
            <text:p>38.819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816896" calcext:value-type="float">
            <text:p>40.488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90217968" calcext:value-type="float">
            <text:p>40.6890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2767968" calcext:value-type="float">
            <text:p>40.8242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89028984" calcext:value-type="float">
            <text:p>37.9589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9148984" calcext:value-type="float">
            <text:p>37.6739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6313" calcext:value-type="float">
            <text:p>37.556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73538984" calcext:value-type="float">
            <text:p>37.757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8956" calcext:value-type="float">
            <text:p>38.1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26647968" calcext:value-type="float">
            <text:p>37.8326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93428984" calcext:value-type="float">
            <text:p>37.669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5452" calcext:value-type="float">
            <text:p>37.52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0702" calcext:value-type="float">
            <text:p>37.620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5982" calcext:value-type="float">
            <text:p>37.955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1848984" calcext:value-type="float">
            <text:p>37.9291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33867968" calcext:value-type="float">
            <text:p>37.5133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19598984" calcext:value-type="float">
            <text:p>37.2719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67398984" calcext:value-type="float">
            <text:p>37.4167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45687968" calcext:value-type="float">
            <text:p>37.0645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0277" calcext:value-type="float">
            <text:p>38.030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48817968" calcext:value-type="float">
            <text:p>38.0448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235" calcext:value-type="float">
            <text:p>38.456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8583" calcext:value-type="float">
            <text:p>40.478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35687968" calcext:value-type="float">
            <text:p>40.4935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06487968" calcext:value-type="float">
            <text:p>39.9906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83788984" calcext:value-type="float">
            <text:p>38.3383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3027968" calcext:value-type="float">
            <text:p>37.6033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52558984" calcext:value-type="float">
            <text:p>37.7352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11307968" calcext:value-type="float">
            <text:p>37.7511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42816" calcext:value-type="float">
            <text:p>37.380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1058" calcext:value-type="float">
            <text:p>37.421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96638984" calcext:value-type="float">
            <text:p>37.1896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81898984" calcext:value-type="float">
            <text:p>37.5881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8772" calcext:value-type="float">
            <text:p>37.41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31918984" calcext:value-type="float">
            <text:p>37.2231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942" calcext:value-type="float">
            <text:p>37.26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4307968" calcext:value-type="float">
            <text:p>36.7224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26187968" calcext:value-type="float">
            <text:p>36.7026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8835" calcext:value-type="float">
            <text:p>36.398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7173" calcext:value-type="float">
            <text:p>36.817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90348984" calcext:value-type="float">
            <text:p>36.7290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7918" calcext:value-type="float">
            <text:p>38.96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44327968" calcext:value-type="float">
            <text:p>39.0244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00757968" calcext:value-type="float">
            <text:p>36.9300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7427968" calcext:value-type="float">
            <text:p>35.7897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91278984" calcext:value-type="float">
            <text:p>35.9491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7898984" calcext:value-type="float">
            <text:p>36.292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68758984" calcext:value-type="float">
            <text:p>35.456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063" calcext:value-type="float">
            <text:p>35.52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35867968" calcext:value-type="float">
            <text:p>35.3035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95428984" calcext:value-type="float">
            <text:p>35.459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21998984" calcext:value-type="float">
            <text:p>35.3821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78327968" calcext:value-type="float">
            <text:p>35.7478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16018984" calcext:value-type="float">
            <text:p>35.931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03" calcext:value-type="float">
            <text:p>35.67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129312" calcext:value-type="float">
            <text:p>35.431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73917968" calcext:value-type="float">
            <text:p>35.2673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9318" calcext:value-type="float">
            <text:p>34.92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3316" calcext:value-type="float">
            <text:p>34.91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7423" calcext:value-type="float">
            <text:p>35.007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84338984" calcext:value-type="float">
            <text:p>34.9684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53758984" calcext:value-type="float">
            <text:p>34.8853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9699" calcext:value-type="float">
            <text:p>34.929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7228984" calcext:value-type="float">
            <text:p>34.9947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83298984" calcext:value-type="float">
            <text:p>34.8983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28687968" calcext:value-type="float">
            <text:p>34.8928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94878984" calcext:value-type="float">
            <text:p>35.0194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19137968" calcext:value-type="float">
            <text:p>34.8719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4276" calcext:value-type="float">
            <text:p>34.97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2097968" calcext:value-type="float">
            <text:p>34.9542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22457968" calcext:value-type="float">
            <text:p>35.2422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51138984" calcext:value-type="float">
            <text:p>35.075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1667968" calcext:value-type="float">
            <text:p>34.9911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954" calcext:value-type="float">
            <text:p>35.06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3148" calcext:value-type="float">
            <text:p>35.09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003" calcext:value-type="float">
            <text:p>35.076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11998984" calcext:value-type="float">
            <text:p>35.0011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821" calcext:value-type="float">
            <text:p>35.143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58928984" calcext:value-type="float">
            <text:p>36.7358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6278" calcext:value-type="float">
            <text:p>37.276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0097968" calcext:value-type="float">
            <text:p>37.1640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50698984" calcext:value-type="float">
            <text:p>35.4850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7297968" calcext:value-type="float">
            <text:p>34.5427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2838984" calcext:value-type="float">
            <text:p>34.5302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2692" calcext:value-type="float">
            <text:p>34.49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9077968" calcext:value-type="float">
            <text:p>34.4429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89278984" calcext:value-type="float">
            <text:p>34.3489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29867968" calcext:value-type="float">
            <text:p>34.3129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88238984" calcext:value-type="float">
            <text:p>34.2788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0944" calcext:value-type="float">
            <text:p>34.20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131" calcext:value-type="float">
            <text:p>34.195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1558984" calcext:value-type="float">
            <text:p>34.2681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9797968" calcext:value-type="float">
            <text:p>34.2569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1702" calcext:value-type="float">
            <text:p>34.191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0177968" calcext:value-type="float">
            <text:p>34.1800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142" calcext:value-type="float">
            <text:p>34.22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37618984" calcext:value-type="float">
            <text:p>34.1637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07438984" calcext:value-type="float">
            <text:p>34.4007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66268984" calcext:value-type="float">
            <text:p>34.2266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09908984" calcext:value-type="float">
            <text:p>34.0909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4118984" calcext:value-type="float">
            <text:p>34.030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473" calcext:value-type="float">
            <text:p>34.03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2307968" calcext:value-type="float">
            <text:p>33.9792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6442" calcext:value-type="float">
            <text:p>34.016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6442" calcext:value-type="float">
            <text:p>34.016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70718984" calcext:value-type="float">
            <text:p>33.9770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12197968" calcext:value-type="float">
            <text:p>33.8912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22587968" calcext:value-type="float">
            <text:p>33.8222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85" calcext:value-type="float">
            <text:p>33.8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70718984" calcext:value-type="float">
            <text:p>33.9770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42827968" calcext:value-type="float">
            <text:p>34.0142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4538984" calcext:value-type="float">
            <text:p>33.9854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7471" calcext:value-type="float">
            <text:p>33.867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421" calcext:value-type="float">
            <text:p>33.84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0702" calcext:value-type="float">
            <text:p>33.810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889088" calcext:value-type="float">
            <text:p>33.858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5027968" calcext:value-type="float">
            <text:p>33.8695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21828984" calcext:value-type="float">
            <text:p>33.7221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7926" calcext:value-type="float">
            <text:p>33.697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2785" calcext:value-type="float">
            <text:p>33.712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11997968" calcext:value-type="float">
            <text:p>33.7311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5546" calcext:value-type="float">
            <text:p>33.705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77707968" calcext:value-type="float">
            <text:p>33.7277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32218984" calcext:value-type="float">
            <text:p>33.6532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1261" calcext:value-type="float">
            <text:p>33.711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2947968" calcext:value-type="float">
            <text:p>33.7292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83678984" calcext:value-type="float">
            <text:p>33.6783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7258" calcext:value-type="float">
            <text:p>33.687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2686" calcext:value-type="float">
            <text:p>33.682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4492" calcext:value-type="float">
            <text:p>33.65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5137968" calcext:value-type="float">
            <text:p>33.5765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0628984" calcext:value-type="float">
            <text:p>33.5240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5057968" calcext:value-type="float">
            <text:p>33.5125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906" calcext:value-type="float">
            <text:p>33.537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89268984" calcext:value-type="float">
            <text:p>33.5789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1241" calcext:value-type="float">
            <text:p>33.551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87238984" calcext:value-type="float">
            <text:p>33.478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1236" calcext:value-type="float">
            <text:p>33.51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29248984" calcext:value-type="float">
            <text:p>33.562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33767968" calcext:value-type="float">
            <text:p>33.6233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49997968" calcext:value-type="float">
            <text:p>33.6549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48198984" calcext:value-type="float">
            <text:p>33.48481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99584" calcext:value-type="float">
            <text:p>33.49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08927968" calcext:value-type="float">
            <text:p>33.5608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89218984" calcext:value-type="float">
            <text:p>33.5389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046" calcext:value-type="float">
            <text:p>33.515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78297968" calcext:value-type="float">
            <text:p>33.4378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842" calcext:value-type="float">
            <text:p>33.40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4561" calcext:value-type="float">
            <text:p>33.444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45328984" calcext:value-type="float">
            <text:p>33.4745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26278984" calcext:value-type="float">
            <text:p>33.472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6307968" calcext:value-type="float">
            <text:p>33.3696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5516" calcext:value-type="float">
            <text:p>33.46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8178" calcext:value-type="float">
            <text:p>33.42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83887968" calcext:value-type="float">
            <text:p>33.3383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219" calcext:value-type="float">
            <text:p>33.375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1127" calcext:value-type="float">
            <text:p>33.401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7267968" calcext:value-type="float">
            <text:p>33.3757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22037968" calcext:value-type="float">
            <text:p>33.3822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91607968" calcext:value-type="float">
            <text:p>33.4191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77638984" calcext:value-type="float">
            <text:p>33.4177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21378984" calcext:value-type="float">
            <text:p>33.3621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3688984" calcext:value-type="float">
            <text:p>33.3053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1937968" calcext:value-type="float">
            <text:p>33.3021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403" calcext:value-type="float">
            <text:p>33.323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7267968" calcext:value-type="float">
            <text:p>33.3757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7578984" calcext:value-type="float">
            <text:p>33.3697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5208984" calcext:value-type="float">
            <text:p>33.3785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48048984" calcext:value-type="float">
            <text:p>33.3648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61077968" calcext:value-type="float">
            <text:p>33.3761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84927968" calcext:value-type="float">
            <text:p>33.4084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3338984" calcext:value-type="float">
            <text:p>33.4063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16678984" calcext:value-type="float">
            <text:p>33.4116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4843" calcext:value-type="float">
            <text:p>33.414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03927968" calcext:value-type="float">
            <text:p>33.3703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9306" calcext:value-type="float">
            <text:p>33.309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20997968" calcext:value-type="float">
            <text:p>33.3120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44747968" calcext:value-type="float">
            <text:p>33.2644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4833" calcext:value-type="float">
            <text:p>33.334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6362" calcext:value-type="float">
            <text:p>33.376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40428984" calcext:value-type="float">
            <text:p>33.364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3779" calcext:value-type="float">
            <text:p>33.283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166" calcext:value-type="float">
            <text:p>33.332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38167968" calcext:value-type="float">
            <text:p>33.333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443" calcext:value-type="float">
            <text:p>33.262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41218984" calcext:value-type="float">
            <text:p>33.2341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43938984" calcext:value-type="float">
            <text:p>33.1243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19248984" calcext:value-type="float">
            <text:p>33.181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429" calcext:value-type="float">
            <text:p>33.150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7308984" calcext:value-type="float">
            <text:p>33.1537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6342" calcext:value-type="float">
            <text:p>33.21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60877968" calcext:value-type="float">
            <text:p>33.216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1196" calcext:value-type="float">
            <text:p>33.19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9009" calcext:value-type="float">
            <text:p>33.219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5048984" calcext:value-type="float">
            <text:p>33.2505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1018" calcext:value-type="float">
            <text:p>33.291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9898984" calcext:value-type="float">
            <text:p>33.3209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90748984" calcext:value-type="float">
            <text:p>33.2390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05757968" calcext:value-type="float">
            <text:p>33.3105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54347968" calcext:value-type="float">
            <text:p>33.3254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95548984" calcext:value-type="float">
            <text:p>33.2695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34588984" calcext:value-type="float">
            <text:p>33.2634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79977968" calcext:value-type="float">
            <text:p>33.2579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081</text:p>
          </table:table-cell>
          <table:table-cell office:value-type="string" calcext:value-type="string">
            <text:p>MBMG-135081</text:p>
          </table:table-cell>
          <table:table-cell office:value-type="string" calcext:value-type="string">
            <text:p>200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84" meta:object-count="0"/>
    <meta:user-defined meta:name="AppVersion">3.0</meta:user-defined>
  </office:meta>
</office:document-meta>
</file>